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7111in" style:rel-width="96%" fo:margin-top="0in" fo:margin-bottom="0.0785in" table:align="center"/>
    </style:style>
    <style:style style:name="Table1.A" style:family="table-column">
      <style:table-column-properties style:column-width="3.8847in" style:rel-column-width="3701*"/>
    </style:style>
    <style:style style:name="Table1.B" style:family="table-column">
      <style:table-column-properties style:column-width="0.9708in" style:rel-column-width="925*"/>
    </style:style>
    <style:style style:name="Table1.G" style:family="table-column">
      <style:table-column-properties style:column-width="0.9722in" style:rel-column-width="926*"/>
    </style:style>
    <style:style style:name="Table1.A1" style:family="table-cell">
      <style:table-cell-properties fo:padding="0.0625in" fo:border-left="none" fo:border-right="none" fo:border-top="0.05pt solid #000000" fo:border-bottom="none"/>
    </style:style>
    <style:style style:name="Table1.A2" style:family="table-cell">
      <style:table-cell-properties fo:padding="0.0625in" fo:border-left="none" fo:border-right="none" fo:border-top="none" fo:border-bottom="0.05pt solid #000000"/>
    </style:style>
    <style:style style:name="Table1.A4" style:family="table-cell">
      <style:table-cell-properties style:vertical-align="top" fo:padding="0.0625in" fo:border="none"/>
    </style:style>
    <style:style style:name="Table2" style:family="table">
      <style:table-properties style:width="9.7111in" style:rel-width="96%" fo:margin-top="0in" fo:margin-bottom="0.0785in" table:align="center"/>
    </style:style>
    <style:style style:name="Table2.A" style:family="table-column">
      <style:table-column-properties style:column-width="3.884in" style:rel-column-width="5593*"/>
    </style:style>
    <style:style style:name="Table2.B" style:family="table-column">
      <style:table-column-properties style:column-width="0.9708in" style:rel-column-width="1398*"/>
    </style:style>
    <style:style style:name="Table2.G" style:family="table-column">
      <style:table-column-properties style:column-width="0.9729in" style:rel-column-width="1401*"/>
    </style:style>
    <style:style style:name="Table2.A1" style:family="table-cell">
      <style:table-cell-properties fo:padding="0.0625in" fo:border-left="none" fo:border-right="none" fo:border-top="0.05pt solid #000000" fo:border-bottom="none"/>
    </style:style>
    <style:style style:name="Table2.A2" style:family="table-cell">
      <style:table-cell-properties fo:padding="0.0625in" fo:border-left="none" fo:border-right="none" fo:border-top="none" fo:border-bottom="0.05pt solid #000000"/>
    </style:style>
    <style:style style:name="Table2.A4" style:family="table-cell">
      <style:table-cell-properties style:vertical-align="top" fo:padding="0.0625in" fo:border="none"/>
    </style:style>
    <style:style style:name="Table3" style:family="table">
      <style:table-properties style:width="9.7111in" style:rel-width="96%" fo:margin-top="0in" fo:margin-bottom="0.0785in" table:align="center"/>
    </style:style>
    <style:style style:name="Table3.A" style:family="table-column">
      <style:table-column-properties style:column-width="3.884in" style:rel-column-width="5593*"/>
    </style:style>
    <style:style style:name="Table3.B" style:family="table-column">
      <style:table-column-properties style:column-width="0.9708in" style:rel-column-width="1398*"/>
    </style:style>
    <style:style style:name="Table3.G" style:family="table-column">
      <style:table-column-properties style:column-width="0.9729in" style:rel-column-width="1401*"/>
    </style:style>
    <style:style style:name="Table3.A1" style:family="table-cell">
      <style:table-cell-properties fo:padding="0.0625in" fo:border-left="none" fo:border-right="none" fo:border-top="0.05pt solid #000000" fo:border-bottom="none"/>
    </style:style>
    <style:style style:name="Table3.A2" style:family="table-cell">
      <style:table-cell-properties fo:padding="0.0625in" fo:border-left="none" fo:border-right="none" fo:border-top="none" fo:border-bottom="0.05pt solid #000000"/>
    </style:style>
    <style:style style:name="Table3.A4" style:family="table-cell">
      <style:table-cell-properties style:vertical-align="top" fo:padding="0.0625in" fo:border="none"/>
    </style:style>
    <style:style style:name="Table4" style:family="table">
      <style:table-properties style:width="9.7111in" style:rel-width="96%" fo:margin-top="0in" fo:margin-bottom="0.0785in" table:align="center"/>
    </style:style>
    <style:style style:name="Table4.A" style:family="table-column">
      <style:table-column-properties style:column-width="3.884in" style:rel-column-width="5593*"/>
    </style:style>
    <style:style style:name="Table4.B" style:family="table-column">
      <style:table-column-properties style:column-width="0.9708in" style:rel-column-width="1398*"/>
    </style:style>
    <style:style style:name="Table4.G" style:family="table-column">
      <style:table-column-properties style:column-width="0.9729in" style:rel-column-width="1401*"/>
    </style:style>
    <style:style style:name="Table4.A1" style:family="table-cell">
      <style:table-cell-properties fo:padding="0.0625in" fo:border-left="none" fo:border-right="none" fo:border-top="0.05pt solid #000000" fo:border-bottom="none"/>
    </style:style>
    <style:style style:name="Table4.A2" style:family="table-cell">
      <style:table-cell-properties fo:padding="0.0625in" fo:border-left="none" fo:border-right="none" fo:border-top="none" fo:border-bottom="0.05pt solid #000000"/>
    </style:style>
    <style:style style:name="Table4.A4" style:family="table-cell">
      <style:table-cell-properties style:vertical-align="top" fo:padding="0.0625in" fo:border="none"/>
    </style:style>
    <style:style style:name="Table5" style:family="table">
      <style:table-properties style:width="9.7111in" style:rel-width="96%" fo:margin-top="0in" fo:margin-bottom="0.0785in" table:align="center"/>
    </style:style>
    <style:style style:name="Table5.A" style:family="table-column">
      <style:table-column-properties style:column-width="3.884in" style:rel-column-width="5593*"/>
    </style:style>
    <style:style style:name="Table5.B" style:family="table-column">
      <style:table-column-properties style:column-width="0.9708in" style:rel-column-width="1398*"/>
    </style:style>
    <style:style style:name="Table5.G" style:family="table-column">
      <style:table-column-properties style:column-width="0.9729in" style:rel-column-width="1401*"/>
    </style:style>
    <style:style style:name="Table5.A1" style:family="table-cell">
      <style:table-cell-properties fo:padding="0.0625in" fo:border-left="none" fo:border-right="none" fo:border-top="0.05pt solid #000000" fo:border-bottom="none"/>
    </style:style>
    <style:style style:name="Table5.A2" style:family="table-cell">
      <style:table-cell-properties fo:padding="0.0625in" fo:border-left="none" fo:border-right="none" fo:border-top="none" fo:border-bottom="0.05pt solid #000000"/>
    </style:style>
    <style:style style:name="Table5.A4" style:family="table-cell">
      <style:table-cell-properties style:vertical-align="top" fo:padding="0.0625in" fo:border="none"/>
    </style:style>
    <style:style style:name="Table6" style:family="table">
      <style:table-properties style:width="9.7111in" style:rel-width="96%" fo:margin-top="0in" fo:margin-bottom="0.0785in" table:align="center"/>
    </style:style>
    <style:style style:name="Table6.A" style:family="table-column">
      <style:table-column-properties style:column-width="3.884in" style:rel-column-width="5593*"/>
    </style:style>
    <style:style style:name="Table6.B" style:family="table-column">
      <style:table-column-properties style:column-width="0.9708in" style:rel-column-width="1398*"/>
    </style:style>
    <style:style style:name="Table6.G" style:family="table-column">
      <style:table-column-properties style:column-width="0.9729in" style:rel-column-width="1401*"/>
    </style:style>
    <style:style style:name="Table6.A1" style:family="table-cell">
      <style:table-cell-properties fo:padding="0.0625in" fo:border-left="none" fo:border-right="none" fo:border-top="0.05pt solid #000000" fo:border-bottom="none"/>
    </style:style>
    <style:style style:name="Table6.A2" style:family="table-cell">
      <style:table-cell-properties fo:padding="0.0625in" fo:border-left="none" fo:border-right="none" fo:border-top="none" fo:border-bottom="0.05pt solid #000000"/>
    </style:style>
    <style:style style:name="Table6.A4" style:family="table-cell">
      <style:table-cell-properties style:vertical-align="top" fo:padding="0.0625in" fo:border="none"/>
    </style:style>
    <style:style style:name="Table7" style:family="table">
      <style:table-properties style:width="9.7111in" style:rel-width="96%" fo:margin-top="0in" fo:margin-bottom="0.0785in" table:align="center"/>
    </style:style>
    <style:style style:name="Table7.A" style:family="table-column">
      <style:table-column-properties style:column-width="3.884in" style:rel-column-width="5593*"/>
    </style:style>
    <style:style style:name="Table7.B" style:family="table-column">
      <style:table-column-properties style:column-width="0.9708in" style:rel-column-width="1398*"/>
    </style:style>
    <style:style style:name="Table7.G" style:family="table-column">
      <style:table-column-properties style:column-width="0.9729in" style:rel-column-width="1401*"/>
    </style:style>
    <style:style style:name="Table7.A1" style:family="table-cell">
      <style:table-cell-properties fo:padding="0.0625in" fo:border-left="none" fo:border-right="none" fo:border-top="0.05pt solid #000000" fo:border-bottom="none"/>
    </style:style>
    <style:style style:name="Table7.A2" style:family="table-cell">
      <style:table-cell-properties fo:padding="0.0625in" fo:border-left="none" fo:border-right="none" fo:border-top="none" fo:border-bottom="0.05pt solid #000000"/>
    </style:style>
    <style:style style:name="Table7.A4" style:family="table-cell">
      <style:table-cell-properties style:vertical-align="top" fo:padding="0.0625in" fo:border="none"/>
    </style:style>
    <style:style style:name="Table8" style:family="table">
      <style:table-properties style:width="9.7111in" style:rel-width="96%" fo:margin-top="0in" fo:margin-bottom="0.0785in" table:align="center"/>
    </style:style>
    <style:style style:name="Table8.A" style:family="table-column">
      <style:table-column-properties style:column-width="3.884in" style:rel-column-width="5593*"/>
    </style:style>
    <style:style style:name="Table8.B" style:family="table-column">
      <style:table-column-properties style:column-width="0.9708in" style:rel-column-width="1398*"/>
    </style:style>
    <style:style style:name="Table8.G" style:family="table-column">
      <style:table-column-properties style:column-width="0.9729in" style:rel-column-width="1401*"/>
    </style:style>
    <style:style style:name="Table8.A1" style:family="table-cell">
      <style:table-cell-properties fo:padding="0.0625in" fo:border-left="none" fo:border-right="none" fo:border-top="0.05pt solid #000000" fo:border-bottom="none"/>
    </style:style>
    <style:style style:name="Table8.A2" style:family="table-cell">
      <style:table-cell-properties fo:padding="0.0625in" fo:border-left="none" fo:border-right="none" fo:border-top="none" fo:border-bottom="0.05pt solid #000000"/>
    </style:style>
    <style:style style:name="Table8.A4" style:family="table-cell">
      <style:table-cell-properties style:vertical-align="top" fo:padding="0.0625in" fo:border="none"/>
    </style:style>
    <style:style style:name="P1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Subtitle"><text:initial-creator>Manuel Schneckenreither</text:initial-creator></text:p>
      <text:p text:style-name="OrgSubtitle"/>
      <text:p text:style-name="Text_20_body">Folder: ./doc/examples/linear/ </text:p>
      <text:p text:style-name="Horizontal_20_Line"/>
      <text:section text:style-name="Sect1" text:name="Section1">
        <table:table table:name="Table1" table:style-name="Table1">
          <table:table-column table:style-name="Table1.A"/>
          <table:table-column table:style-name="Table1.B" table:number-columns-repeated="5"/>
          <table:table-column table:style-name="Table1.G"/>
          <table:table-header-rows>
            <table:table-row>
              <table:table-cell table:style-name="Table1.A1" office:value-type="string">
                <text:p text:style-name="OrgTableHeadingLeft"/>
              </table:table-cell>
              <table:table-cell table:style-name="Table1.A1" office:value-type="string">
                <text:p text:style-name="OrgTableHeadingRight">Linear</text:p>
              </table:table-cell>
              <table:table-cell table:style-name="Table1.A1" office:value-type="string">
                <text:p text:style-name="OrgTableHeadingLeft">Linear</text:p>
              </table:table-cell>
              <table:table-cell table:style-name="Table1.A1" office:value-type="string">
                <text:p text:style-name="OrgTableHeadingRight">Linear</text:p>
              </table:table-cell>
              <table:table-cell table:style-name="Table1.A1" office:value-type="string">
                <text:p text:style-name="OrgTableHeadingLeft">Quadr.</text:p>
              </table:table-cell>
              <table:table-cell table:style-name="Table1.A1" office:value-type="string">
                <text:p text:style-name="OrgTableHeadingRight">Quad.</text:p>
              </table:table-cell>
              <table:table-cell table:style-name="Table1.A1" office:value-type="string">
                <text:p text:style-name="OrgTableHeadingLeft">Quadr.</text:p>
              </table:table-cell>
            </table:table-row>
            <table:table-row>
              <table:table-cell table:style-name="Table1.A2" office:value-type="string">
                <text:p text:style-name="OrgTableHeadingLeft">Example</text:p>
              </table:table-cell>
              <table:table-cell table:style-name="Table1.A2" office:value-type="string">
                <text:p text:style-name="OrgTableHeadingRight">Avg</text:p>
              </table:table-cell>
              <table:table-cell table:style-name="Table1.A2" office:value-type="string">
                <text:p text:style-name="OrgTableHeadingLeft">RetVal</text:p>
              </table:table-cell>
              <table:table-cell table:style-name="Table1.A2" office:value-type="string">
                <text:p text:style-name="OrgTableHeadingRight">Avg</text:p>
              </table:table-cell>
              <table:table-cell table:style-name="Table1.A2" office:value-type="string">
                <text:p text:style-name="OrgTableHeadingLeft">RetVal</text:p>
              </table:table-cell>
              <table:table-cell table:style-name="Table1.A2" office:value-type="string">
                <text:p text:style-name="OrgTableHeadingRight">Avg</text:p>
              </table:table-cell>
              <table:table-cell table:style-name="Table1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1.A1" office:value-type="string">
              <text:p text:style-name="OrgTableContentsLeft">addition.trs</text:p>
            </table:table-cell>
            <table:table-cell table:style-name="Table1.A1" office:value-type="string">
              <text:p text:style-name="OrgTableContentsRight">101.3</text:p>
            </table:table-cell>
            <table:table-cell table:style-name="Table1.A1" office:value-type="string">
              <text:p text:style-name="OrgTableContentsLeft">Success</text:p>
            </table:table-cell>
            <table:table-cell table:style-name="Table1.A1" office:value-type="string">
              <text:p text:style-name="OrgTableContentsRight">50.6</text:p>
            </table:table-cell>
            <table:table-cell table:style-name="Table1.A1" office:value-type="string">
              <text:p text:style-name="OrgTableContentsLeft">Success</text:p>
            </table:table-cell>
            <table:table-cell table:style-name="Table1.A1" office:value-type="string">
              <text:p text:style-name="OrgTableContentsRight">28.3</text:p>
            </table:table-cell>
            <table:table-cell table:style-name="Table1.A1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append.trs</text:p>
            </table:table-cell>
            <table:table-cell table:style-name="Table1.A4" office:value-type="string">
              <text:p text:style-name="OrgTableContentsRight">155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91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36.3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id.trs</text:p>
            </table:table-cell>
            <table:table-cell table:style-name="Table1.A4" office:value-type="string">
              <text:p text:style-name="OrgTableContentsRight">93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83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27.3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list.trs</text:p>
            </table:table-cell>
            <table:table-cell table:style-name="Table1.A4" office:value-type="string">
              <text:p text:style-name="OrgTableContentsRight">338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164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63.0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minus.trs</text:p>
            </table:table-cell>
            <table:table-cell table:style-name="Table1.A4" office:value-type="string">
              <text:p text:style-name="OrgTableContentsRight">127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46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33.3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queue.trs</text:p>
            </table:table-cell>
            <table:table-cell table:style-name="Table1.A4" office:value-type="string">
              <text:p text:style-name="OrgTableContentsRight">2265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895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251.3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quotient.trs</text:p>
            </table:table-cell>
            <table:table-cell table:style-name="Table1.A4" office:value-type="string">
              <text:p text:style-name="OrgTableContentsRight">386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221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70.0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reverse.trs</text:p>
            </table:table-cell>
            <table:table-cell table:style-name="Table1.A4" office:value-type="string">
              <text:p text:style-name="OrgTableContentsRight">162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107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47.6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typed-div.trs</text:p>
            </table:table-cell>
            <table:table-cell table:style-name="Table1.A4" office:value-type="string">
              <text:p text:style-name="OrgTableContentsRight">434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239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86.0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typed-flatten.trs</text:p>
            </table:table-cell>
            <table:table-cell table:style-name="Table1.A4" office:value-type="string">
              <text:p text:style-name="OrgTableContentsRight">375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188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78.0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typed-jones1.trs</text:p>
            </table:table-cell>
            <table:table-cell table:style-name="Table1.A4" office:value-type="string">
              <text:p text:style-name="OrgTableContentsRight">158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103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41.3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typed-jones2.trs</text:p>
            </table:table-cell>
            <table:table-cell table:style-name="Table1.A4" office:value-type="string">
              <text:p text:style-name="OrgTableContentsRight">131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70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36.0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ext:soft-page-break/>
          <table:table-row>
            <table:table-cell table:style-name="Table1.A4" office:value-type="string">
              <text:p text:style-name="OrgTableContentsLeft">typed-jones4.trs</text:p>
            </table:table-cell>
            <table:table-cell table:style-name="Table1.A4" office:value-type="string">
              <text:p text:style-name="OrgTableContentsRight">212.3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122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54.3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4" office:value-type="string">
              <text:p text:style-name="OrgTableContentsLeft">typed-jones6.trs</text:p>
            </table:table-cell>
            <table:table-cell table:style-name="Table1.A4" office:value-type="string">
              <text:p text:style-name="OrgTableContentsRight">439.6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211.0</text:p>
            </table:table-cell>
            <table:table-cell table:style-name="Table1.A4" office:value-type="string">
              <text:p text:style-name="OrgTableContentsLeft">Success</text:p>
            </table:table-cell>
            <table:table-cell table:style-name="Table1.A4" office:value-type="string">
              <text:p text:style-name="OrgTableContentsRight">89.0</text:p>
            </table:table-cell>
            <table:table-cell table:style-name="Table1.A4" office:value-type="string">
              <text:p text:style-name="OrgTableContentsLeft">Success</text:p>
            </table:table-cell>
          </table:table-row>
          <table:table-row>
            <table:table-cell table:style-name="Table1.A2" office:value-type="string">
              <text:p text:style-name="OrgTableContentsLeft">typed-rationalPotential.raml.trs</text:p>
            </table:table-cell>
            <table:table-cell table:style-name="Table1.A2" office:value-type="string">
              <text:p text:style-name="OrgTableContentsRight">428.3</text:p>
            </table:table-cell>
            <table:table-cell table:style-name="Table1.A2" office:value-type="string">
              <text:p text:style-name="OrgTableContentsLeft">Success</text:p>
            </table:table-cell>
            <table:table-cell table:style-name="Table1.A2" office:value-type="string">
              <text:p text:style-name="OrgTableContentsRight">217.3</text:p>
            </table:table-cell>
            <table:table-cell table:style-name="Table1.A2" office:value-type="string">
              <text:p text:style-name="OrgTableContentsLeft">Success</text:p>
            </table:table-cell>
            <table:table-cell table:style-name="Table1.A2" office:value-type="string">
              <text:p text:style-name="OrgTableContentsRight">92.0</text:p>
            </table:table-cell>
            <table:table-cell table:style-name="Table1.A2" office:value-type="string">
              <text:p text:style-name="OrgTableContentsLeft">Success</text:p>
            </table:table-cell>
          </table:table-row>
        </table:table>
      </text:section>
      <text:p text:style-name="Text_20_body">Folder: ./doc/examples/quadratic/ </text:p>
      <text:p text:style-name="Horizontal_20_Line"/>
      <text:section text:style-name="Sect1" text:name="Section2">
        <table:table table:name="Table2" table:style-name="Table2">
          <table:table-column table:style-name="Table2.A"/>
          <table:table-column table:style-name="Table2.B" table:number-columns-repeated="5"/>
          <table:table-column table:style-name="Table2.G"/>
          <table:table-header-rows>
            <table:table-row>
              <table:table-cell table:style-name="Table2.A1" office:value-type="string">
                <text:p text:style-name="OrgTableHeadingLeft"/>
              </table:table-cell>
              <table:table-cell table:style-name="Table2.A1" office:value-type="string">
                <text:p text:style-name="OrgTableHeadingRight">Linear</text:p>
              </table:table-cell>
              <table:table-cell table:style-name="Table2.A1" office:value-type="string">
                <text:p text:style-name="OrgTableHeadingLeft">Linear</text:p>
              </table:table-cell>
              <table:table-cell table:style-name="Table2.A1" office:value-type="string">
                <text:p text:style-name="OrgTableHeadingRight">Quadr.</text:p>
              </table:table-cell>
              <table:table-cell table:style-name="Table2.A1" office:value-type="string">
                <text:p text:style-name="OrgTableHeadingLeft">Quadr.</text:p>
              </table:table-cell>
              <table:table-cell table:style-name="Table2.A1" office:value-type="string">
                <text:p text:style-name="OrgTableHeadingRight">Cubic</text:p>
              </table:table-cell>
              <table:table-cell table:style-name="Table2.A1" office:value-type="string">
                <text:p text:style-name="OrgTableHeadingLeft">Cubic</text:p>
              </table:table-cell>
            </table:table-row>
            <table:table-row>
              <table:table-cell table:style-name="Table2.A2" office:value-type="string">
                <text:p text:style-name="OrgTableHeadingLeft">Example</text:p>
              </table:table-cell>
              <table:table-cell table:style-name="Table2.A2" office:value-type="string">
                <text:p text:style-name="OrgTableHeadingRight">Avg</text:p>
              </table:table-cell>
              <table:table-cell table:style-name="Table2.A2" office:value-type="string">
                <text:p text:style-name="OrgTableHeadingLeft">RetVal</text:p>
              </table:table-cell>
              <table:table-cell table:style-name="Table2.A2" office:value-type="string">
                <text:p text:style-name="OrgTableHeadingRight">Avg</text:p>
              </table:table-cell>
              <table:table-cell table:style-name="Table2.A2" office:value-type="string">
                <text:p text:style-name="OrgTableHeadingLeft">RetVal</text:p>
              </table:table-cell>
              <table:table-cell table:style-name="Table2.A2" office:value-type="string">
                <text:p text:style-name="OrgTableHeadingRight">Avg</text:p>
              </table:table-cell>
              <table:table-cell table:style-name="Table2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2.A1" office:value-type="string">
              <text:p text:style-name="OrgTableContentsLeft">exp.trs</text:p>
            </table:table-cell>
            <table:table-cell table:style-name="Table2.A1" office:value-type="string">
              <text:p text:style-name="OrgTableContentsRight">10416.6</text:p>
            </table:table-cell>
            <table:table-cell table:style-name="Table2.A1" office:value-type="string">
              <text:p text:style-name="OrgTableContentsLeft">Failure</text:p>
            </table:table-cell>
            <table:table-cell table:style-name="Table2.A1" office:value-type="string">
              <text:p text:style-name="OrgTableContentsRight">1371.0</text:p>
            </table:table-cell>
            <table:table-cell table:style-name="Table2.A1" office:value-type="string">
              <text:p text:style-name="OrgTableContentsLeft">Failure</text:p>
            </table:table-cell>
            <table:table-cell table:style-name="Table2.A1" office:value-type="string">
              <text:p text:style-name="OrgTableContentsRight">64.3</text:p>
            </table:table-cell>
            <table:table-cell table:style-name="Table2.A1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infeasible.trs</text:p>
            </table:table-cell>
            <table:table-cell table:style-name="Table2.A4" office:value-type="string">
              <text:p text:style-name="OrgTableContentsRight">198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09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58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mult3.trs</text:p>
            </table:table-cell>
            <table:table-cell table:style-name="Table2.A4" office:value-type="string">
              <text:p text:style-name="OrgTableContentsRight">254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144.0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56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pairsp.trs</text:p>
            </table:table-cell>
            <table:table-cell table:style-name="Table2.A4" office:value-type="string">
              <text:p text:style-name="OrgTableContentsRight">1111.6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1287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15.0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reverse.trs</text:p>
            </table:table-cell>
            <table:table-cell table:style-name="Table2.A4" office:value-type="string">
              <text:p text:style-name="OrgTableContentsRight">495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215.6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116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appendAll.raml.trs</text:p>
            </table:table-cell>
            <table:table-cell table:style-name="Table2.A4" office:value-type="string">
              <text:p text:style-name="OrgTableContentsRight">750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724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10.3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bits.trs</text:p>
            </table:table-cell>
            <table:table-cell table:style-name="Table2.A4" office:value-type="string">
              <text:p text:style-name="OrgTableContentsRight">60002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5648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321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dcquad.trs</text:p>
            </table:table-cell>
            <table:table-cell table:style-name="Table2.A4" office:value-type="string">
              <text:p text:style-name="OrgTableContentsRight">18188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2200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212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ext:soft-page-break/>
          <table:table-row>
            <table:table-cell table:style-name="Table2.A4" office:value-type="string">
              <text:p text:style-name="OrgTableContentsLeft">typed-exp.trs</text:p>
            </table:table-cell>
            <table:table-cell table:style-name="Table2.A4" office:value-type="string">
              <text:p text:style-name="OrgTableContentsRight">10488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329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90.3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isort.trs</text:p>
            </table:table-cell>
            <table:table-cell table:style-name="Table2.A4" office:value-type="string">
              <text:p text:style-name="OrgTableContentsRight">1177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512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245.0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jones5.trs</text:p>
            </table:table-cell>
            <table:table-cell table:style-name="Table2.A4" office:value-type="string">
              <text:p text:style-name="OrgTableContentsRight">1018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281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86.0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lcs-safe.trs</text:p>
            </table:table-cell>
            <table:table-cell table:style-name="Table2.A4" office:value-type="string">
              <text:p text:style-name="OrgTableContentsRight">60004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10173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898.0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lcs.trs</text:p>
            </table:table-cell>
            <table:table-cell table:style-name="Table2.A4" office:value-type="string">
              <text:p text:style-name="OrgTableContentsRight">60004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7228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975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minsort.raml.trs</text:p>
            </table:table-cell>
            <table:table-cell table:style-name="Table2.A4" office:value-type="string">
              <text:p text:style-name="OrgTableContentsRight">60004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60004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434.3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pairs.trs</text:p>
            </table:table-cell>
            <table:table-cell table:style-name="Table2.A4" office:value-type="string">
              <text:p text:style-name="OrgTableContentsRight">904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421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109.0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qbf.trs</text:p>
            </table:table-cell>
            <table:table-cell table:style-name="Table2.A4" office:value-type="string">
              <text:p text:style-name="OrgTableContentsRight">9003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3711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687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quad.trs</text:p>
            </table:table-cell>
            <table:table-cell table:style-name="Table2.A4" office:value-type="string">
              <text:p text:style-name="OrgTableContentsRight">3344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224.3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77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quicksort-nat.trs</text:p>
            </table:table-cell>
            <table:table-cell table:style-name="Table2.A4" office:value-type="string">
              <text:p text:style-name="OrgTableContentsRight">60003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4437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222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reverse.trs</text:p>
            </table:table-cell>
            <table:table-cell table:style-name="Table2.A4" office:value-type="string">
              <text:p text:style-name="OrgTableContentsRight">487.6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229.6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96.6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sat.trs</text:p>
            </table:table-cell>
            <table:table-cell table:style-name="Table2.A4" office:value-type="string">
              <text:p text:style-name="OrgTableContentsRight">5086.0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1986.3</text:p>
            </table:table-cell>
            <table:table-cell table:style-name="Table2.A4" office:value-type="string">
              <text:p text:style-name="OrgTableContentsLeft">Success</text:p>
            </table:table-cell>
            <table:table-cell table:style-name="Table2.A4" office:value-type="string">
              <text:p text:style-name="OrgTableContentsRight">397.3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shuffleshuffle.trs</text:p>
            </table:table-cell>
            <table:table-cell table:style-name="Table2.A4" office:value-type="string">
              <text:p text:style-name="OrgTableContentsRight">60002.00</text:p>
            </table:table-cell>
            <table:table-cell table:style-name="Table2.A4" office:value-type="string">
              <text:p text:style-name="OrgTableContentsLeft">Timeout</text:p>
            </table:table-cell>
            <table:table-cell table:style-name="Table2.A4" office:value-type="string">
              <text:p text:style-name="OrgTableContentsRight">12213.0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60.3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4" office:value-type="string">
              <text:p text:style-name="OrgTableContentsLeft">typed-shuffle.trs</text:p>
            </table:table-cell>
            <table:table-cell table:style-name="Table2.A4" office:value-type="string">
              <text:p text:style-name="OrgTableContentsRight">51033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602.6</text:p>
            </table:table-cell>
            <table:table-cell table:style-name="Table2.A4" office:value-type="string">
              <text:p text:style-name="OrgTableContentsLeft">Failure</text:p>
            </table:table-cell>
            <table:table-cell table:style-name="Table2.A4" office:value-type="string">
              <text:p text:style-name="OrgTableContentsRight">115.3</text:p>
            </table:table-cell>
            <table:table-cell table:style-name="Table2.A4" office:value-type="string">
              <text:p text:style-name="OrgTableContentsLeft">Failure</text:p>
            </table:table-cell>
          </table:table-row>
          <table:table-row>
            <table:table-cell table:style-name="Table2.A2" office:value-type="string">
              <text:p text:style-name="OrgTableContentsLeft">typed-subtrees.raml.trs</text:p>
            </table:table-cell>
            <table:table-cell table:style-name="Table2.A2" office:value-type="string">
              <text:p text:style-name="OrgTableContentsRight">6924.6</text:p>
            </table:table-cell>
            <table:table-cell table:style-name="Table2.A2" office:value-type="string">
              <text:p text:style-name="OrgTableContentsLeft">Failure</text:p>
            </table:table-cell>
            <table:table-cell table:style-name="Table2.A2" office:value-type="string">
              <text:p text:style-name="OrgTableContentsRight">837.6</text:p>
            </table:table-cell>
            <table:table-cell table:style-name="Table2.A2" office:value-type="string">
              <text:p text:style-name="OrgTableContentsLeft">Failure</text:p>
            </table:table-cell>
            <table:table-cell table:style-name="Table2.A2" office:value-type="string">
              <text:p text:style-name="OrgTableContentsRight">98.3</text:p>
            </table:table-cell>
            <table:table-cell table:style-name="Table2.A2" office:value-type="string">
              <text:p text:style-name="OrgTableContentsLeft">Failure</text:p>
            </table:table-cell>
          </table:table-row>
        </table:table>
      </text:section>
      <text:p text:style-name="Text_20_body"><text:soft-page-break/>Folder: ./doc/examples/infeasible/ </text:p>
      <text:p text:style-name="Horizontal_20_Line"/>
      <text:section text:style-name="Sect1" text:name="Section3">
        <table:table table:name="Table3" table:style-name="Table3">
          <table:table-column table:style-name="Table3.A"/>
          <table:table-column table:style-name="Table3.B" table:number-columns-repeated="5"/>
          <table:table-column table:style-name="Table3.G"/>
          <table:table-header-rows>
            <table:table-row>
              <table:table-cell table:style-name="Table3.A1" office:value-type="string">
                <text:p text:style-name="OrgTableHeadingLeft"/>
              </table:table-cell>
              <table:table-cell table:style-name="Table3.A1" office:value-type="string">
                <text:p text:style-name="OrgTableHeadingRight">Linear</text:p>
              </table:table-cell>
              <table:table-cell table:style-name="Table3.A1" office:value-type="string">
                <text:p text:style-name="OrgTableHeadingLeft">Linear</text:p>
              </table:table-cell>
              <table:table-cell table:style-name="Table3.A1" office:value-type="string">
                <text:p text:style-name="OrgTableHeadingRight">Quadr.</text:p>
              </table:table-cell>
              <table:table-cell table:style-name="Table3.A1" office:value-type="string">
                <text:p text:style-name="OrgTableHeadingLeft">Quadr.</text:p>
              </table:table-cell>
              <table:table-cell table:style-name="Table3.A1" office:value-type="string">
                <text:p text:style-name="OrgTableHeadingRight">Cubic</text:p>
              </table:table-cell>
              <table:table-cell table:style-name="Table3.A1" office:value-type="string">
                <text:p text:style-name="OrgTableHeadingLeft">Cubic</text:p>
              </table:table-cell>
            </table:table-row>
            <table:table-row>
              <table:table-cell table:style-name="Table3.A2" office:value-type="string">
                <text:p text:style-name="OrgTableHeadingLeft">Example</text:p>
              </table:table-cell>
              <table:table-cell table:style-name="Table3.A2" office:value-type="string">
                <text:p text:style-name="OrgTableHeadingRight">Avg</text:p>
              </table:table-cell>
              <table:table-cell table:style-name="Table3.A2" office:value-type="string">
                <text:p text:style-name="OrgTableHeadingLeft">RetVal</text:p>
              </table:table-cell>
              <table:table-cell table:style-name="Table3.A2" office:value-type="string">
                <text:p text:style-name="OrgTableHeadingRight">Avg</text:p>
              </table:table-cell>
              <table:table-cell table:style-name="Table3.A2" office:value-type="string">
                <text:p text:style-name="OrgTableHeadingLeft">RetVal</text:p>
              </table:table-cell>
              <table:table-cell table:style-name="Table3.A2" office:value-type="string">
                <text:p text:style-name="OrgTableHeadingRight">Avg</text:p>
              </table:table-cell>
              <table:table-cell table:style-name="Table3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3.A1" office:value-type="string">
              <text:p text:style-name="OrgTableContentsLeft">mult1.trs</text:p>
            </table:table-cell>
            <table:table-cell table:style-name="Table3.A1" office:value-type="string">
              <text:p text:style-name="OrgTableContentsRight">234.0</text:p>
            </table:table-cell>
            <table:table-cell table:style-name="Table3.A1" office:value-type="string">
              <text:p text:style-name="OrgTableContentsLeft">Failure</text:p>
            </table:table-cell>
            <table:table-cell table:style-name="Table3.A1" office:value-type="string">
              <text:p text:style-name="OrgTableContentsRight">145.0</text:p>
            </table:table-cell>
            <table:table-cell table:style-name="Table3.A1" office:value-type="string">
              <text:p text:style-name="OrgTableContentsLeft">Failure</text:p>
            </table:table-cell>
            <table:table-cell table:style-name="Table3.A1" office:value-type="string">
              <text:p text:style-name="OrgTableContentsRight">83.0</text:p>
            </table:table-cell>
            <table:table-cell table:style-name="Table3.A1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mult2.trs</text:p>
            </table:table-cell>
            <table:table-cell table:style-name="Table3.A4" office:value-type="string">
              <text:p text:style-name="OrgTableContentsRight">235.3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63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53.0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multiplication.trs</text:p>
            </table:table-cell>
            <table:table-cell table:style-name="Table3.A4" office:value-type="string">
              <text:p text:style-name="OrgTableContentsRight">240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84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63.3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clevermmult.raml.trs</text:p>
            </table:table-cell>
            <table:table-cell table:style-name="Table3.A4" office:value-type="string">
              <text:p text:style-name="OrgTableContentsRight">10578.3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6899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333.3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cube.trs</text:p>
            </table:table-cell>
            <table:table-cell table:style-name="Table3.A4" office:value-type="string">
              <text:p text:style-name="OrgTableContentsRight">229.3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42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53.3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exp2.trs</text:p>
            </table:table-cell>
            <table:table-cell table:style-name="Table3.A4" office:value-type="string">
              <text:p text:style-name="OrgTableContentsRight">525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278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81.3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mult2.trs</text:p>
            </table:table-cell>
            <table:table-cell table:style-name="Table3.A4" office:value-type="string">
              <text:p text:style-name="OrgTableContentsRight">231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38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58.0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mult.trs</text:p>
            </table:table-cell>
            <table:table-cell table:style-name="Table3.A4" office:value-type="string">
              <text:p text:style-name="OrgTableContentsRight">238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42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56.3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prod2.trs</text:p>
            </table:table-cell>
            <table:table-cell table:style-name="Table3.A4" office:value-type="string">
              <text:p text:style-name="OrgTableContentsRight">468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259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81.3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quicksort.trs</text:p>
            </table:table-cell>
            <table:table-cell table:style-name="Table3.A4" office:value-type="string">
              <text:p text:style-name="OrgTableContentsRight">19879.3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4129.3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677.0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square.trs</text:p>
            </table:table-cell>
            <table:table-cell table:style-name="Table3.A4" office:value-type="string">
              <text:p text:style-name="OrgTableContentsRight">245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149.0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50.0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4" office:value-type="string">
              <text:p text:style-name="OrgTableContentsLeft">typed-tadd2.trs</text:p>
            </table:table-cell>
            <table:table-cell table:style-name="Table3.A4" office:value-type="string">
              <text:p text:style-name="OrgTableContentsRight">596.6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295.3</text:p>
            </table:table-cell>
            <table:table-cell table:style-name="Table3.A4" office:value-type="string">
              <text:p text:style-name="OrgTableContentsLeft">Failure</text:p>
            </table:table-cell>
            <table:table-cell table:style-name="Table3.A4" office:value-type="string">
              <text:p text:style-name="OrgTableContentsRight">91.6</text:p>
            </table:table-cell>
            <table:table-cell table:style-name="Table3.A4" office:value-type="string">
              <text:p text:style-name="OrgTableContentsLeft">Failure</text:p>
            </table:table-cell>
          </table:table-row>
          <table:table-row>
            <table:table-cell table:style-name="Table3.A2" office:value-type="string">
              <text:p text:style-name="OrgTableContentsLeft">typed-tadd.trs</text:p>
            </table:table-cell>
            <table:table-cell table:style-name="Table3.A2" office:value-type="string">
              <text:p text:style-name="OrgTableContentsRight">524.0</text:p>
            </table:table-cell>
            <table:table-cell table:style-name="Table3.A2" office:value-type="string">
              <text:p text:style-name="OrgTableContentsLeft">Failure</text:p>
            </table:table-cell>
            <table:table-cell table:style-name="Table3.A2" office:value-type="string">
              <text:p text:style-name="OrgTableContentsRight">274.0</text:p>
            </table:table-cell>
            <table:table-cell table:style-name="Table3.A2" office:value-type="string">
              <text:p text:style-name="OrgTableContentsLeft">Failure</text:p>
            </table:table-cell>
            <table:table-cell table:style-name="Table3.A2" office:value-type="string">
              <text:p text:style-name="OrgTableContentsRight">88.3</text:p>
            </table:table-cell>
            <table:table-cell table:style-name="Table3.A2" office:value-type="string">
              <text:p text:style-name="OrgTableContentsLeft">Failure</text:p>
            </table:table-cell>
          </table:table-row>
        </table:table>
      </text:section>
      <text:p text:style-name="Text_20_body">Folder: ./doc/examples/tpdb/Frederiksen<text:span text:style-name="OrgSubscript">Glenstrup</text:span>/ </text:p>
      <text:p text:style-name="Horizontal_20_Line"><text:soft-page-break/></text:p>
      <text:section text:style-name="Sect1" text:name="Section4">
        <table:table table:name="Table4" table:style-name="Table4">
          <table:table-column table:style-name="Table4.A"/>
          <table:table-column table:style-name="Table4.B" table:number-columns-repeated="5"/>
          <table:table-column table:style-name="Table4.G"/>
          <table:table-header-rows>
            <table:table-row>
              <table:table-cell table:style-name="Table4.A1" office:value-type="string">
                <text:p text:style-name="OrgTableHeadingLeft"/>
              </table:table-cell>
              <table:table-cell table:style-name="Table4.A1" office:value-type="string">
                <text:p text:style-name="OrgTableHeadingRight">Linear</text:p>
              </table:table-cell>
              <table:table-cell table:style-name="Table4.A1" office:value-type="string">
                <text:p text:style-name="OrgTableHeadingLeft">Linear</text:p>
              </table:table-cell>
              <table:table-cell table:style-name="Table4.A1" office:value-type="string">
                <text:p text:style-name="OrgTableHeadingRight">Quadr.</text:p>
              </table:table-cell>
              <table:table-cell table:style-name="Table4.A1" office:value-type="string">
                <text:p text:style-name="OrgTableHeadingLeft">Quadr.</text:p>
              </table:table-cell>
              <table:table-cell table:style-name="Table4.A1" office:value-type="string">
                <text:p text:style-name="OrgTableHeadingRight">Cubic</text:p>
              </table:table-cell>
              <table:table-cell table:style-name="Table4.A1" office:value-type="string">
                <text:p text:style-name="OrgTableHeadingLeft">Cubic</text:p>
              </table:table-cell>
            </table:table-row>
            <table:table-row>
              <table:table-cell table:style-name="Table4.A2" office:value-type="string">
                <text:p text:style-name="OrgTableHeadingLeft">Example</text:p>
              </table:table-cell>
              <table:table-cell table:style-name="Table4.A2" office:value-type="string">
                <text:p text:style-name="OrgTableHeadingRight">Avg</text:p>
              </table:table-cell>
              <table:table-cell table:style-name="Table4.A2" office:value-type="string">
                <text:p text:style-name="OrgTableHeadingLeft">RetVal</text:p>
              </table:table-cell>
              <table:table-cell table:style-name="Table4.A2" office:value-type="string">
                <text:p text:style-name="OrgTableHeadingRight">Avg</text:p>
              </table:table-cell>
              <table:table-cell table:style-name="Table4.A2" office:value-type="string">
                <text:p text:style-name="OrgTableHeadingLeft">RetVal</text:p>
              </table:table-cell>
              <table:table-cell table:style-name="Table4.A2" office:value-type="string">
                <text:p text:style-name="OrgTableHeadingRight">Avg</text:p>
              </table:table-cell>
              <table:table-cell table:style-name="Table4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4.A1" office:value-type="string">
              <text:p text:style-name="OrgTableContentsLeft">ack.typed.trs</text:p>
            </table:table-cell>
            <table:table-cell table:style-name="Table4.A1" office:value-type="string">
              <text:p text:style-name="OrgTableContentsRight">180.6</text:p>
            </table:table-cell>
            <table:table-cell table:style-name="Table4.A1" office:value-type="string">
              <text:p text:style-name="OrgTableContentsLeft">Failure</text:p>
            </table:table-cell>
            <table:table-cell table:style-name="Table4.A1" office:value-type="string">
              <text:p text:style-name="OrgTableContentsRight">2041.3</text:p>
            </table:table-cell>
            <table:table-cell table:style-name="Table4.A1" office:value-type="string">
              <text:p text:style-name="OrgTableContentsLeft">Failure</text:p>
            </table:table-cell>
            <table:table-cell table:style-name="Table4.A1" office:value-type="string">
              <text:p text:style-name="OrgTableContentsRight">12498.0</text:p>
            </table:table-cell>
            <table:table-cell table:style-name="Table4.A1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addlists.typed.trs</text:p>
            </table:table-cell>
            <table:table-cell table:style-name="Table4.A4" office:value-type="string">
              <text:p text:style-name="OrgTableContentsRight">162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730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697.0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add.typed.trs</text:p>
            </table:table-cell>
            <table:table-cell table:style-name="Table4.A4" office:value-type="string">
              <text:p text:style-name="OrgTableContentsRight">73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260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260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anchored.typed.trs</text:p>
            </table:table-cell>
            <table:table-cell table:style-name="Table4.A4" office:value-type="string">
              <text:p text:style-name="OrgTableContentsRight">50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33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202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append.typed.trs</text:p>
            </table:table-cell>
            <table:table-cell table:style-name="Table4.A4" office:value-type="string">
              <text:p text:style-name="OrgTableContentsRight">41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05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49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assrewrite.typed.trs</text:p>
            </table:table-cell>
            <table:table-cell table:style-name="Table4.A4" office:value-type="string">
              <text:p text:style-name="OrgTableContentsRight">555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4803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badd.typed.trs</text:p>
            </table:table-cell>
            <table:table-cell table:style-name="Table4.A4" office:value-type="string">
              <text:p text:style-name="OrgTableContentsRight">56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76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333.6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binom.typed.trs</text:p>
            </table:table-cell>
            <table:table-cell table:style-name="Table4.A4" office:value-type="string">
              <text:p text:style-name="OrgTableContentsRight">138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452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8741.3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decrease.typed.trs</text:p>
            </table:table-cell>
            <table:table-cell table:style-name="Table4.A4" office:value-type="string">
              <text:p text:style-name="OrgTableContentsRight">1774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3604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6734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disjconj.typed.trs</text:p>
            </table:table-cell>
            <table:table-cell table:style-name="Table4.A4" office:value-type="string">
              <text:p text:style-name="OrgTableContentsRight">494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843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047.6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duplicate.typed.trs</text:p>
            </table:table-cell>
            <table:table-cell table:style-name="Table4.A4" office:value-type="string">
              <text:p text:style-name="OrgTableContentsRight">54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78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227.6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equal.typed.trs</text:p>
            </table:table-cell>
            <table:table-cell table:style-name="Table4.A4" office:value-type="string">
              <text:p text:style-name="OrgTableContentsRight">1633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43959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8628.6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evenodd.typed.trs</text:p>
            </table:table-cell>
            <table:table-cell table:style-name="Table4.A4" office:value-type="string">
              <text:p text:style-name="OrgTableContentsRight">43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67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67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fold.typed.trs</text:p>
            </table:table-cell>
            <table:table-cell table:style-name="Table4.A4" office:value-type="string">
              <text:p text:style-name="OrgTableContentsRight">181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651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500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ext:soft-page-break/>
          <table:table-row>
            <table:table-cell table:style-name="Table4.A4" office:value-type="string">
              <text:p text:style-name="OrgTableContentsLeft">game.typed.trs</text:p>
            </table:table-cell>
            <table:table-cell table:style-name="Table4.A4" office:value-type="string">
              <text:p text:style-name="OrgTableContentsRight">149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633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609.6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gcd2.typed.trs</text:p>
            </table:table-cell>
            <table:table-cell table:style-name="Table4.A4" office:value-type="string">
              <text:p text:style-name="OrgTableContentsRight">420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3434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gcd.typed.trs</text:p>
            </table:table-cell>
            <table:table-cell table:style-name="Table4.A4" office:value-type="string">
              <text:p text:style-name="OrgTableContentsRight">403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2157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increase.typed.trs</text:p>
            </table:table-cell>
            <table:table-cell table:style-name="Table4.A4" office:value-type="string">
              <text:p text:style-name="OrgTableContentsRight">1888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354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4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intlookup.typed.trs</text:p>
            </table:table-cell>
            <table:table-cell table:style-name="Table4.A4" office:value-type="string">
              <text:p text:style-name="OrgTableContentsRight">63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41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17.3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int.typed.trs</text:p>
            </table:table-cell>
            <table:table-cell table:style-name="Table4.A4" office:value-type="string">
              <text:p text:style-name="OrgTableContentsRight">60011.00</text:p>
            </table:table-cell>
            <table:table-cell table:style-name="Table4.A4" office:value-type="string">
              <text:p text:style-name="OrgTableContentsLeft">Timeout</text:p>
            </table:table-cell>
            <table:table-cell table:style-name="Table4.A4" office:value-type="string">
              <text:p text:style-name="OrgTableContentsRight">60011.00</text:p>
            </table:table-cell>
            <table:table-cell table:style-name="Table4.A4" office:value-type="string">
              <text:p text:style-name="OrgTableContentsLeft">Timeout</text:p>
            </table:table-cell>
            <table:table-cell table:style-name="Table4.A4" office:value-type="string">
              <text:p text:style-name="OrgTableContentsRight">60011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letexp.typed.trs</text:p>
            </table:table-cell>
            <table:table-cell table:style-name="Table4.A4" office:value-type="string">
              <text:p text:style-name="OrgTableContentsRight">47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25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56.3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list.typed.trs</text:p>
            </table:table-cell>
            <table:table-cell table:style-name="Table4.A4" office:value-type="string">
              <text:p text:style-name="OrgTableContentsRight">53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13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86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lte.typed.trs</text:p>
            </table:table-cell>
            <table:table-cell table:style-name="Table4.A4" office:value-type="string">
              <text:p text:style-name="OrgTableContentsRight">191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672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7556.6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map0.typed.trs</text:p>
            </table:table-cell>
            <table:table-cell table:style-name="Table4.A4" office:value-type="string">
              <text:p text:style-name="OrgTableContentsRight">123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05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024.3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member.typed.trs</text:p>
            </table:table-cell>
            <table:table-cell table:style-name="Table4.A4" office:value-type="string">
              <text:p text:style-name="OrgTableContentsRight">90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327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450.0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mergelists.typed.trs</text:p>
            </table:table-cell>
            <table:table-cell table:style-name="Table4.A4" office:value-type="string">
              <text:p text:style-name="OrgTableContentsRight">109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341.0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515.6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mergesort.typed.trs</text:p>
            </table:table-cell>
            <table:table-cell table:style-name="Table4.A4" office:value-type="string">
              <text:p text:style-name="OrgTableContentsRight">345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835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minsort.typed.trs</text:p>
            </table:table-cell>
            <table:table-cell table:style-name="Table4.A4" office:value-type="string">
              <text:p text:style-name="OrgTableContentsRight">243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239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mul<text:span text:style-name="OrgSubscript">better.typed.trs</text:span></text:p>
            </table:table-cell>
            <table:table-cell table:style-name="Table4.A4" office:value-type="string">
              <text:p text:style-name="OrgTableContentsRight">106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309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515.6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ext:soft-page-break/>
          <table:table-row>
            <table:table-cell table:style-name="Table4.A4" office:value-type="string">
              <text:p text:style-name="OrgTableContentsLeft">mul.typed.trs</text:p>
            </table:table-cell>
            <table:table-cell table:style-name="Table4.A4" office:value-type="string">
              <text:p text:style-name="OrgTableContentsRight">89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75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425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naiverev.typed.trs</text:p>
            </table:table-cell>
            <table:table-cell table:style-name="Table4.A4" office:value-type="string">
              <text:p text:style-name="OrgTableContentsRight">91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94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515.0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nestdec.typed.trs</text:p>
            </table:table-cell>
            <table:table-cell table:style-name="Table4.A4" office:value-type="string">
              <text:p text:style-name="OrgTableContentsRight">1563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0296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nesteql.typed.trs</text:p>
            </table:table-cell>
            <table:table-cell table:style-name="Table4.A4" office:value-type="string">
              <text:p text:style-name="OrgTableContentsRight">488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286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7659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nestimeql.typed.trs</text:p>
            </table:table-cell>
            <table:table-cell table:style-name="Table4.A4" office:value-type="string">
              <text:p text:style-name="OrgTableContentsRight">1972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692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5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nestinc.typed.trs</text:p>
            </table:table-cell>
            <table:table-cell table:style-name="Table4.A4" office:value-type="string">
              <text:p text:style-name="OrgTableContentsRight">424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691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nolexicord.typed.trs</text:p>
            </table:table-cell>
            <table:table-cell table:style-name="Table4.A4" office:value-type="string">
              <text:p text:style-name="OrgTableContentsRight">60287.00</text:p>
            </table:table-cell>
            <table:table-cell table:style-name="Table4.A4" office:value-type="string">
              <text:p text:style-name="OrgTableContentsLeft">Timeout</text:p>
            </table:table-cell>
            <table:table-cell table:style-name="Table4.A4" office:value-type="string">
              <text:p text:style-name="OrgTableContentsRight">60257.00</text:p>
            </table:table-cell>
            <table:table-cell table:style-name="Table4.A4" office:value-type="string">
              <text:p text:style-name="OrgTableContentsLeft">Timeout</text:p>
            </table:table-cell>
            <table:table-cell table:style-name="Table4.A4" office:value-type="string">
              <text:p text:style-name="OrgTableContentsRight">60294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ordered<text:span text:style-name="OrgSubscript">better.typed.trs</text:span></text:p>
            </table:table-cell>
            <table:table-cell table:style-name="Table4.A4" office:value-type="string">
              <text:p text:style-name="OrgTableContentsRight">209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192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2712.6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ordered.typed.trs</text:p>
            </table:table-cell>
            <table:table-cell table:style-name="Table4.A4" office:value-type="string">
              <text:p text:style-name="OrgTableContentsRight">310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786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10.3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4" office:value-type="string">
              <text:p text:style-name="OrgTableContentsLeft">overlap.typed.trs</text:p>
            </table:table-cell>
            <table:table-cell table:style-name="Table4.A4" office:value-type="string">
              <text:p text:style-name="OrgTableContentsRight">152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28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681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parsexp.typed.trs</text:p>
            </table:table-cell>
            <table:table-cell table:style-name="Table4.A4" office:value-type="string">
              <text:p text:style-name="OrgTableContentsRight">2901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4649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permute.typed.trs</text:p>
            </table:table-cell>
            <table:table-cell table:style-name="Table4.A4" office:value-type="string">
              <text:p text:style-name="OrgTableContentsRight">350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560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3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power.typed.trs</text:p>
            </table:table-cell>
            <table:table-cell table:style-name="Table4.A4" office:value-type="string">
              <text:p text:style-name="OrgTableContentsRight">174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24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1076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quicksort.typed.trs</text:p>
            </table:table-cell>
            <table:table-cell table:style-name="Table4.A4" office:value-type="string">
              <text:p text:style-name="OrgTableContentsRight">280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473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0002.00</text:p>
            </table:table-cell>
            <table:table-cell table:style-name="Table4.A4" office:value-type="string">
              <text:p text:style-name="OrgTableContentsLeft">Timeout</text:p>
            </table:table-cell>
          </table:table-row>
          <table:table-row>
            <table:table-cell table:style-name="Table4.A4" office:value-type="string">
              <text:p text:style-name="OrgTableContentsLeft">revapp.typed.trs</text:p>
            </table:table-cell>
            <table:table-cell table:style-name="Table4.A4" office:value-type="string">
              <text:p text:style-name="OrgTableContentsRight">54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69.6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138.0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ext:soft-page-break/>
          <table:table-row>
            <table:table-cell table:style-name="Table4.A4" office:value-type="string">
              <text:p text:style-name="OrgTableContentsLeft">select.typed.trs</text:p>
            </table:table-cell>
            <table:table-cell table:style-name="Table4.A4" office:value-type="string">
              <text:p text:style-name="OrgTableContentsRight">151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877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6249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shuffle.typed.trs</text:p>
            </table:table-cell>
            <table:table-cell table:style-name="Table4.A4" office:value-type="string">
              <text:p text:style-name="OrgTableContentsRight">135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556.3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31969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sp1.typed.trs</text:p>
            </table:table-cell>
            <table:table-cell table:style-name="Table4.A4" office:value-type="string">
              <text:p text:style-name="OrgTableContentsRight">118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254.6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505.0</text:p>
            </table:table-cell>
            <table:table-cell table:style-name="Table4.A4" office:value-type="string">
              <text:p text:style-name="OrgTableContentsLeft">Failure</text:p>
            </table:table-cell>
          </table:table-row>
          <table:table-row>
            <table:table-cell table:style-name="Table4.A4" office:value-type="string">
              <text:p text:style-name="OrgTableContentsLeft">subsets.typed.trs</text:p>
            </table:table-cell>
            <table:table-cell table:style-name="Table4.A4" office:value-type="string">
              <text:p text:style-name="OrgTableContentsRight">107.0</text:p>
            </table:table-cell>
            <table:table-cell table:style-name="Table4.A4" office:value-type="string">
              <text:p text:style-name="OrgTableContentsLeft">Failure</text:p>
            </table:table-cell>
            <table:table-cell table:style-name="Table4.A4" office:value-type="string">
              <text:p text:style-name="OrgTableContentsRight">435.3</text:p>
            </table:table-cell>
            <table:table-cell table:style-name="Table4.A4" office:value-type="string">
              <text:p text:style-name="OrgTableContentsLeft">Success</text:p>
            </table:table-cell>
            <table:table-cell table:style-name="Table4.A4" office:value-type="string">
              <text:p text:style-name="OrgTableContentsRight">955.6</text:p>
            </table:table-cell>
            <table:table-cell table:style-name="Table4.A4" office:value-type="string">
              <text:p text:style-name="OrgTableContentsLeft">Success</text:p>
            </table:table-cell>
          </table:table-row>
          <table:table-row>
            <table:table-cell table:style-name="Table4.A2" office:value-type="string">
              <text:p text:style-name="OrgTableContentsLeft">thetrick.typed.trs</text:p>
            </table:table-cell>
            <table:table-cell table:style-name="Table4.A2" office:value-type="string">
              <text:p text:style-name="OrgTableContentsRight">5768.0</text:p>
            </table:table-cell>
            <table:table-cell table:style-name="Table4.A2" office:value-type="string">
              <text:p text:style-name="OrgTableContentsLeft">Failure</text:p>
            </table:table-cell>
            <table:table-cell table:style-name="Table4.A2" office:value-type="string">
              <text:p text:style-name="OrgTableContentsRight">10814.3</text:p>
            </table:table-cell>
            <table:table-cell table:style-name="Table4.A2" office:value-type="string">
              <text:p text:style-name="OrgTableContentsLeft">Failure</text:p>
            </table:table-cell>
            <table:table-cell table:style-name="Table4.A2" office:value-type="string">
              <text:p text:style-name="OrgTableContentsRight">17274.3</text:p>
            </table:table-cell>
            <table:table-cell table:style-name="Table4.A2" office:value-type="string">
              <text:p text:style-name="OrgTableContentsLeft">Failure</text:p>
            </table:table-cell>
          </table:table-row>
        </table:table>
      </text:section>
      <text:p text:style-name="Text_20_body">Folder: ./doc/examples/tpdb/Frederiksen<text:span text:style-name="OrgSubscript">Others</text:span>/ </text:p>
      <text:p text:style-name="Horizontal_20_Line"/>
      <text:section text:style-name="Sect1" text:name="Section5">
        <table:table table:name="Table5" table:style-name="Table5">
          <table:table-column table:style-name="Table5.A"/>
          <table:table-column table:style-name="Table5.B" table:number-columns-repeated="5"/>
          <table:table-column table:style-name="Table5.G"/>
          <table:table-header-rows>
            <table:table-row>
              <table:table-cell table:style-name="Table5.A1" office:value-type="string">
                <text:p text:style-name="OrgTableHeadingLeft"/>
              </table:table-cell>
              <table:table-cell table:style-name="Table5.A1" office:value-type="string">
                <text:p text:style-name="OrgTableHeadingRight">Linear</text:p>
              </table:table-cell>
              <table:table-cell table:style-name="Table5.A1" office:value-type="string">
                <text:p text:style-name="OrgTableHeadingLeft">Linear</text:p>
              </table:table-cell>
              <table:table-cell table:style-name="Table5.A1" office:value-type="string">
                <text:p text:style-name="OrgTableHeadingRight">Quadr.</text:p>
              </table:table-cell>
              <table:table-cell table:style-name="Table5.A1" office:value-type="string">
                <text:p text:style-name="OrgTableHeadingLeft">Quadr.</text:p>
              </table:table-cell>
              <table:table-cell table:style-name="Table5.A1" office:value-type="string">
                <text:p text:style-name="OrgTableHeadingRight">Cubic</text:p>
              </table:table-cell>
              <table:table-cell table:style-name="Table5.A1" office:value-type="string">
                <text:p text:style-name="OrgTableHeadingLeft">Cubic</text:p>
              </table:table-cell>
            </table:table-row>
            <table:table-row>
              <table:table-cell table:style-name="Table5.A2" office:value-type="string">
                <text:p text:style-name="OrgTableHeadingLeft">Example</text:p>
              </table:table-cell>
              <table:table-cell table:style-name="Table5.A2" office:value-type="string">
                <text:p text:style-name="OrgTableHeadingRight">Avg</text:p>
              </table:table-cell>
              <table:table-cell table:style-name="Table5.A2" office:value-type="string">
                <text:p text:style-name="OrgTableHeadingLeft">RetVal</text:p>
              </table:table-cell>
              <table:table-cell table:style-name="Table5.A2" office:value-type="string">
                <text:p text:style-name="OrgTableHeadingRight">Avg</text:p>
              </table:table-cell>
              <table:table-cell table:style-name="Table5.A2" office:value-type="string">
                <text:p text:style-name="OrgTableHeadingLeft">RetVal</text:p>
              </table:table-cell>
              <table:table-cell table:style-name="Table5.A2" office:value-type="string">
                <text:p text:style-name="OrgTableHeadingRight">Avg</text:p>
              </table:table-cell>
              <table:table-cell table:style-name="Table5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5.A1" office:value-type="string">
              <text:p text:style-name="OrgTableContentsLeft">add.typed.trs</text:p>
            </table:table-cell>
            <table:table-cell table:style-name="Table5.A1" office:value-type="string">
              <text:p text:style-name="OrgTableContentsRight">127.6</text:p>
            </table:table-cell>
            <table:table-cell table:style-name="Table5.A1" office:value-type="string">
              <text:p text:style-name="OrgTableContentsLeft">Success</text:p>
            </table:table-cell>
            <table:table-cell table:style-name="Table5.A1" office:value-type="string">
              <text:p text:style-name="OrgTableContentsRight">155.0</text:p>
            </table:table-cell>
            <table:table-cell table:style-name="Table5.A1" office:value-type="string">
              <text:p text:style-name="OrgTableContentsLeft">Success</text:p>
            </table:table-cell>
            <table:table-cell table:style-name="Table5.A1" office:value-type="string">
              <text:p text:style-name="OrgTableContentsRight">319.3</text:p>
            </table:table-cell>
            <table:table-cell table:style-name="Table5.A1" office:value-type="string">
              <text:p text:style-name="OrgTableContentsLeft">Success</text:p>
            </table:table-cell>
          </table:table-row>
          <table:table-row>
            <table:table-cell table:style-name="Table5.A4" office:value-type="string">
              <text:p text:style-name="OrgTableContentsLeft">assrewriteSize.typed.trs</text:p>
            </table:table-cell>
            <table:table-cell table:style-name="Table5.A4" office:value-type="string">
              <text:p text:style-name="OrgTableContentsRight">290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4334.3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33433.6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boolprog.typed.trs</text:p>
            </table:table-cell>
            <table:table-cell table:style-name="Table5.A4" office:value-type="string">
              <text:p text:style-name="OrgTableContentsRight">1255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5154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2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bubblesort.optimized.trs</text:p>
            </table:table-cell>
            <table:table-cell table:style-name="Table5.A4" office:value-type="string">
              <text:p text:style-name="OrgTableContentsRight">365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916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2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bubblesort.typed.trs</text:p>
            </table:table-cell>
            <table:table-cell table:style-name="Table5.A4" office:value-type="string">
              <text:p text:style-name="OrgTableContentsRight">316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4747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2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deadcodeSize.typed.trs</text:p>
            </table:table-cell>
            <table:table-cell table:style-name="Table5.A4" office:value-type="string">
              <text:p text:style-name="OrgTableContentsRight">43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29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28.0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ext:soft-page-break/>
          <table:table-row>
            <table:table-cell table:style-name="Table5.A4" office:value-type="string">
              <text:p text:style-name="OrgTableContentsLeft">div2.typed.trs</text:p>
            </table:table-cell>
            <table:table-cell table:style-name="Table5.A4" office:value-type="string">
              <text:p text:style-name="OrgTableContentsRight">221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900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21059.0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eq.typed.trs</text:p>
            </table:table-cell>
            <table:table-cell table:style-name="Table5.A4" office:value-type="string">
              <text:p text:style-name="OrgTableContentsRight">119.0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156.6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280.6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able:table-row>
            <table:table-cell table:style-name="Table5.A4" office:value-type="string">
              <text:p text:style-name="OrgTableContentsLeft">ex6.typed.trs</text:p>
            </table:table-cell>
            <table:table-cell table:style-name="Table5.A4" office:value-type="string">
              <text:p text:style-name="OrgTableContentsRight">117.0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227.6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285.6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able:table-row>
            <table:table-cell table:style-name="Table5.A4" office:value-type="string">
              <text:p text:style-name="OrgTableContentsLeft">fghSize.typed.trs</text:p>
            </table:table-cell>
            <table:table-cell table:style-name="Table5.A4" office:value-type="string">
              <text:p text:style-name="OrgTableContentsRight">353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7693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2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fgh.typed.trs</text:p>
            </table:table-cell>
            <table:table-cell table:style-name="Table5.A4" office:value-type="string">
              <text:p text:style-name="OrgTableContentsRight">295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4764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2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gexgcd2.typed.trs</text:p>
            </table:table-cell>
            <table:table-cell table:style-name="Table5.A4" office:value-type="string">
              <text:p text:style-name="OrgTableContentsRight">126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256.3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454.0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gexgcd.typed.trs</text:p>
            </table:table-cell>
            <table:table-cell table:style-name="Table5.A4" office:value-type="string">
              <text:p text:style-name="OrgTableContentsRight">569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183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2197.0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inssort<text:span text:style-name="OrgSubscript">better.typed.trs</text:span></text:p>
            </table:table-cell>
            <table:table-cell table:style-name="Table5.A4" office:value-type="string">
              <text:p text:style-name="OrgTableContentsRight">174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428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3364.3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inssort.typed.trs</text:p>
            </table:table-cell>
            <table:table-cell table:style-name="Table5.A4" office:value-type="string">
              <text:p text:style-name="OrgTableContentsRight">261.3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153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8473.0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match.typed.trs</text:p>
            </table:table-cell>
            <table:table-cell table:style-name="Table5.A4" office:value-type="string">
              <text:p text:style-name="OrgTableContentsRight">460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3549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9355.0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minsortSize.typed.trs</text:p>
            </table:table-cell>
            <table:table-cell table:style-name="Table5.A4" office:value-type="string">
              <text:p text:style-name="OrgTableContentsRight">462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3373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3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ocall-safe.typed.trs</text:p>
            </table:table-cell>
            <table:table-cell table:style-name="Table5.A4" office:value-type="string">
              <text:p text:style-name="OrgTableContentsRight">151.0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192.3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390.3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able:table-row>
            <table:table-cell table:style-name="Table5.A4" office:value-type="string">
              <text:p text:style-name="OrgTableContentsLeft">ocall-unsafe.typed.trs</text:p>
            </table:table-cell>
            <table:table-cell table:style-name="Table5.A4" office:value-type="string">
              <text:p text:style-name="OrgTableContentsRight">79.3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173.3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349.6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able:table-row>
            <table:table-cell table:style-name="Table5.A4" office:value-type="string">
              <text:p text:style-name="OrgTableContentsLeft">oddeven.typed.trs</text:p>
            </table:table-cell>
            <table:table-cell table:style-name="Table5.A4" office:value-type="string">
              <text:p text:style-name="OrgTableContentsRight">38.3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40.3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60.0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able:table-row>
            <table:table-cell table:style-name="Table5.A4" office:value-type="string">
              <text:p text:style-name="OrgTableContentsLeft">permut.typed.trs</text:p>
            </table:table-cell>
            <table:table-cell table:style-name="Table5.A4" office:value-type="string">
              <text:p text:style-name="OrgTableContentsRight">47.6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39.0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83.3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ext:soft-page-break/>
          <table:table-row>
            <table:table-cell table:style-name="Table5.A4" office:value-type="string">
              <text:p text:style-name="OrgTableContentsLeft">power.typed.trs</text:p>
            </table:table-cell>
            <table:table-cell table:style-name="Table5.A4" office:value-type="string">
              <text:p text:style-name="OrgTableContentsRight">174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524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210.6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quicksortPtime.typed.trs</text:p>
            </table:table-cell>
            <table:table-cell table:style-name="Table5.A4" office:value-type="string">
              <text:p text:style-name="OrgTableContentsRight">330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8301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3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quicksortSize.typed.trs</text:p>
            </table:table-cell>
            <table:table-cell table:style-name="Table5.A4" office:value-type="string">
              <text:p text:style-name="OrgTableContentsRight">307.3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3297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60003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reach.typed.trs</text:p>
            </table:table-cell>
            <table:table-cell table:style-name="Table5.A4" office:value-type="string">
              <text:p text:style-name="OrgTableContentsRight">446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23292.6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9414.6</text:p>
            </table:table-cell>
            <table:table-cell table:style-name="Table5.A4" office:value-type="string">
              <text:p text:style-name="OrgTableContentsLeft">Failure</text:p>
            </table:table-cell>
          </table:table-row>
          <table:table-row>
            <table:table-cell table:style-name="Table5.A4" office:value-type="string">
              <text:p text:style-name="OrgTableContentsLeft">rematch.typed.trs</text:p>
            </table:table-cell>
            <table:table-cell table:style-name="Table5.A4" office:value-type="string">
              <text:p text:style-name="OrgTableContentsRight">60589.00</text:p>
            </table:table-cell>
            <table:table-cell table:style-name="Table5.A4" office:value-type="string">
              <text:p text:style-name="OrgTableContentsLeft">Timeout</text:p>
            </table:table-cell>
            <table:table-cell table:style-name="Table5.A4" office:value-type="string">
              <text:p text:style-name="OrgTableContentsRight">60518.00</text:p>
            </table:table-cell>
            <table:table-cell table:style-name="Table5.A4" office:value-type="string">
              <text:p text:style-name="OrgTableContentsLeft">Timeout</text:p>
            </table:table-cell>
            <table:table-cell table:style-name="Table5.A4" office:value-type="string">
              <text:p text:style-name="OrgTableContentsRight">60585.00</text:p>
            </table:table-cell>
            <table:table-cell table:style-name="Table5.A4" office:value-type="string">
              <text:p text:style-name="OrgTableContentsLeft">Timeout</text:p>
            </table:table-cell>
          </table:table-row>
          <table:table-row>
            <table:table-cell table:style-name="Table5.A4" office:value-type="string">
              <text:p text:style-name="OrgTableContentsLeft">strmatch.typed.trs</text:p>
            </table:table-cell>
            <table:table-cell table:style-name="Table5.A4" office:value-type="string">
              <text:p text:style-name="OrgTableContentsRight">338.0</text:p>
            </table:table-cell>
            <table:table-cell table:style-name="Table5.A4" office:value-type="string">
              <text:p text:style-name="OrgTableContentsLeft">Failure</text:p>
            </table:table-cell>
            <table:table-cell table:style-name="Table5.A4" office:value-type="string">
              <text:p text:style-name="OrgTableContentsRight">1001.0</text:p>
            </table:table-cell>
            <table:table-cell table:style-name="Table5.A4" office:value-type="string">
              <text:p text:style-name="OrgTableContentsLeft">Success</text:p>
            </table:table-cell>
            <table:table-cell table:style-name="Table5.A4" office:value-type="string">
              <text:p text:style-name="OrgTableContentsRight">2608.0</text:p>
            </table:table-cell>
            <table:table-cell table:style-name="Table5.A4" office:value-type="string">
              <text:p text:style-name="OrgTableContentsLeft">Success</text:p>
            </table:table-cell>
          </table:table-row>
          <table:table-row>
            <table:table-cell table:style-name="Table5.A2" office:value-type="string">
              <text:p text:style-name="OrgTableContentsLeft">thetrickSize.typed.trs</text:p>
            </table:table-cell>
            <table:table-cell table:style-name="Table5.A2" office:value-type="string">
              <text:p text:style-name="OrgTableContentsRight">326.0</text:p>
            </table:table-cell>
            <table:table-cell table:style-name="Table5.A2" office:value-type="string">
              <text:p text:style-name="OrgTableContentsLeft">Success</text:p>
            </table:table-cell>
            <table:table-cell table:style-name="Table5.A2" office:value-type="string">
              <text:p text:style-name="OrgTableContentsRight">771.6</text:p>
            </table:table-cell>
            <table:table-cell table:style-name="Table5.A2" office:value-type="string">
              <text:p text:style-name="OrgTableContentsLeft">Success</text:p>
            </table:table-cell>
            <table:table-cell table:style-name="Table5.A2" office:value-type="string">
              <text:p text:style-name="OrgTableContentsRight">2156.3</text:p>
            </table:table-cell>
            <table:table-cell table:style-name="Table5.A2" office:value-type="string">
              <text:p text:style-name="OrgTableContentsLeft">Success</text:p>
            </table:table-cell>
          </table:table-row>
        </table:table>
      </text:section>
      <text:p text:style-name="Text_20_body">Folder: ./doc/examples/tpdb/hoca/ </text:p>
      <text:p text:style-name="Horizontal_20_Line"/>
      <text:section text:style-name="Sect1" text:name="Section6">
        <table:table table:name="Table6" table:style-name="Table6">
          <table:table-column table:style-name="Table6.A"/>
          <table:table-column table:style-name="Table6.B" table:number-columns-repeated="5"/>
          <table:table-column table:style-name="Table6.G"/>
          <table:table-header-rows>
            <table:table-row>
              <table:table-cell table:style-name="Table6.A1" office:value-type="string">
                <text:p text:style-name="OrgTableHeadingLeft"/>
              </table:table-cell>
              <table:table-cell table:style-name="Table6.A1" office:value-type="string">
                <text:p text:style-name="OrgTableHeadingRight">Linear</text:p>
              </table:table-cell>
              <table:table-cell table:style-name="Table6.A1" office:value-type="string">
                <text:p text:style-name="OrgTableHeadingLeft">Linear</text:p>
              </table:table-cell>
              <table:table-cell table:style-name="Table6.A1" office:value-type="string">
                <text:p text:style-name="OrgTableHeadingRight">Quadr.</text:p>
              </table:table-cell>
              <table:table-cell table:style-name="Table6.A1" office:value-type="string">
                <text:p text:style-name="OrgTableHeadingLeft">Quadr.</text:p>
              </table:table-cell>
              <table:table-cell table:style-name="Table6.A1" office:value-type="string">
                <text:p text:style-name="OrgTableHeadingRight">Cubic</text:p>
              </table:table-cell>
              <table:table-cell table:style-name="Table6.A1" office:value-type="string">
                <text:p text:style-name="OrgTableHeadingLeft">Cubic</text:p>
              </table:table-cell>
            </table:table-row>
            <table:table-row>
              <table:table-cell table:style-name="Table6.A2" office:value-type="string">
                <text:p text:style-name="OrgTableHeadingLeft">Example</text:p>
              </table:table-cell>
              <table:table-cell table:style-name="Table6.A2" office:value-type="string">
                <text:p text:style-name="OrgTableHeadingRight">Avg</text:p>
              </table:table-cell>
              <table:table-cell table:style-name="Table6.A2" office:value-type="string">
                <text:p text:style-name="OrgTableHeadingLeft">RetVal</text:p>
              </table:table-cell>
              <table:table-cell table:style-name="Table6.A2" office:value-type="string">
                <text:p text:style-name="OrgTableHeadingRight">Avg</text:p>
              </table:table-cell>
              <table:table-cell table:style-name="Table6.A2" office:value-type="string">
                <text:p text:style-name="OrgTableHeadingLeft">RetVal</text:p>
              </table:table-cell>
              <table:table-cell table:style-name="Table6.A2" office:value-type="string">
                <text:p text:style-name="OrgTableHeadingRight">Avg</text:p>
              </table:table-cell>
              <table:table-cell table:style-name="Table6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6.A1" office:value-type="string">
              <text:p text:style-name="OrgTableContentsLeft">dfs-flatten.typed.trs</text:p>
            </table:table-cell>
            <table:table-cell table:style-name="Table6.A1" office:value-type="string">
              <text:p text:style-name="OrgTableContentsRight">112.3</text:p>
            </table:table-cell>
            <table:table-cell table:style-name="Table6.A1" office:value-type="string">
              <text:p text:style-name="OrgTableContentsLeft">Success</text:p>
            </table:table-cell>
            <table:table-cell table:style-name="Table6.A1" office:value-type="string">
              <text:p text:style-name="OrgTableContentsRight">249.6</text:p>
            </table:table-cell>
            <table:table-cell table:style-name="Table6.A1" office:value-type="string">
              <text:p text:style-name="OrgTableContentsLeft">Success</text:p>
            </table:table-cell>
            <table:table-cell table:style-name="Table6.A1" office:value-type="string">
              <text:p text:style-name="OrgTableContentsRight">484.6</text:p>
            </table:table-cell>
            <table:table-cell table:style-name="Table6.A1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fib<text:span text:style-name="OrgSubscript">llist.typed.trs</text:span></text:p>
            </table:table-cell>
            <table:table-cell table:style-name="Table6.A4" office:value-type="string">
              <text:p text:style-name="OrgTableContentsRight">4233.3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60006.00</text:p>
            </table:table-cell>
            <table:table-cell table:style-name="Table6.A4" office:value-type="string">
              <text:p text:style-name="OrgTableContentsLeft">Timeout</text:p>
            </table:table-cell>
            <table:table-cell table:style-name="Table6.A4" office:value-type="string">
              <text:p text:style-name="OrgTableContentsRight">60011.00</text:p>
            </table:table-cell>
            <table:table-cell table:style-name="Table6.A4" office:value-type="string">
              <text:p text:style-name="OrgTableContentsLeft">Timeout</text:p>
            </table:table-cell>
          </table:table-row>
          <table:table-row>
            <table:table-cell table:style-name="Table6.A4" office:value-type="string">
              <text:p text:style-name="OrgTableContentsLeft">flatten.typed.trs</text:p>
            </table:table-cell>
            <table:table-cell table:style-name="Table6.A4" office:value-type="string">
              <text:p text:style-name="OrgTableContentsRight">312.3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2219.6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5685.6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foldsum.typed.trs</text:p>
            </table:table-cell>
            <table:table-cell table:style-name="Table6.A4" office:value-type="string">
              <text:p text:style-name="OrgTableContentsRight">186.6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551.3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1408.0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ext:soft-page-break/>
          <table:table-row>
            <table:table-cell table:style-name="Table6.A4" office:value-type="string">
              <text:p text:style-name="OrgTableContentsLeft">id.typed.trs</text:p>
            </table:table-cell>
            <table:table-cell table:style-name="Table6.A4" office:value-type="string">
              <text:p text:style-name="OrgTableContentsRight">90.0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168.6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266.3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isort-fold.typed.trs</text:p>
            </table:table-cell>
            <table:table-cell table:style-name="Table6.A4" office:value-type="string">
              <text:p text:style-name="OrgTableContentsRight">214.3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693.3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1854.0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isort.typed.trs</text:p>
            </table:table-cell>
            <table:table-cell table:style-name="Table6.A4" office:value-type="string">
              <text:p text:style-name="OrgTableContentsRight">137.6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502.3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1051.3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mappplus.typed.trs</text:p>
            </table:table-cell>
            <table:table-cell table:style-name="Table6.A4" office:value-type="string">
              <text:p text:style-name="OrgTableContentsRight">281.6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1101.6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3659.6</text:p>
            </table:table-cell>
            <table:table-cell table:style-name="Table6.A4" office:value-type="string">
              <text:p text:style-name="OrgTableContentsLeft">Failure</text:p>
            </table:table-cell>
          </table:table-row>
          <table:table-row>
            <table:table-cell table:style-name="Table6.A4" office:value-type="string">
              <text:p text:style-name="OrgTableContentsLeft">mergesort-dc.typed.trs</text:p>
            </table:table-cell>
            <table:table-cell table:style-name="Table6.A4" office:value-type="string">
              <text:p text:style-name="OrgTableContentsRight">1279.0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60002.00</text:p>
            </table:table-cell>
            <table:table-cell table:style-name="Table6.A4" office:value-type="string">
              <text:p text:style-name="OrgTableContentsLeft">Timeout</text:p>
            </table:table-cell>
            <table:table-cell table:style-name="Table6.A4" office:value-type="string">
              <text:p text:style-name="OrgTableContentsRight">60005.00</text:p>
            </table:table-cell>
            <table:table-cell table:style-name="Table6.A4" office:value-type="string">
              <text:p text:style-name="OrgTableContentsLeft">Timeout</text:p>
            </table:table-cell>
          </table:table-row>
          <table:table-row>
            <table:table-cell table:style-name="Table6.A4" office:value-type="string">
              <text:p text:style-name="OrgTableContentsLeft">mss.typed.trs</text:p>
            </table:table-cell>
            <table:table-cell table:style-name="Table6.A4" office:value-type="string">
              <text:p text:style-name="OrgTableContentsRight">1493.0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60002.00</text:p>
            </table:table-cell>
            <table:table-cell table:style-name="Table6.A4" office:value-type="string">
              <text:p text:style-name="OrgTableContentsLeft">Timeout</text:p>
            </table:table-cell>
            <table:table-cell table:style-name="Table6.A4" office:value-type="string">
              <text:p text:style-name="OrgTableContentsRight">60004.00</text:p>
            </table:table-cell>
            <table:table-cell table:style-name="Table6.A4" office:value-type="string">
              <text:p text:style-name="OrgTableContentsLeft">Timeout</text:p>
            </table:table-cell>
          </table:table-row>
          <table:table-row>
            <table:table-cell table:style-name="Table6.A4" office:value-type="string">
              <text:p text:style-name="OrgTableContentsLeft">rev-dl.typed.trs</text:p>
            </table:table-cell>
            <table:table-cell table:style-name="Table6.A4" office:value-type="string">
              <text:p text:style-name="OrgTableContentsRight">114.0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310.3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630.0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rev-fletf.typed.trs</text:p>
            </table:table-cell>
            <table:table-cell table:style-name="Table6.A4" office:value-type="string">
              <text:p text:style-name="OrgTableContentsRight">163.3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369.0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574.3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rev-foldl.typed.trs</text:p>
            </table:table-cell>
            <table:table-cell table:style-name="Table6.A4" office:value-type="string">
              <text:p text:style-name="OrgTableContentsRight">72.0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98.6</text:p>
            </table:table-cell>
            <table:table-cell table:style-name="Table6.A4" office:value-type="string">
              <text:p text:style-name="OrgTableContentsLeft">Success</text:p>
            </table:table-cell>
            <table:table-cell table:style-name="Table6.A4" office:value-type="string">
              <text:p text:style-name="OrgTableContentsRight">157.0</text:p>
            </table:table-cell>
            <table:table-cell table:style-name="Table6.A4" office:value-type="string">
              <text:p text:style-name="OrgTableContentsLeft">Success</text:p>
            </table:table-cell>
          </table:table-row>
          <table:table-row>
            <table:table-cell table:style-name="Table6.A4" office:value-type="string">
              <text:p text:style-name="OrgTableContentsLeft">rpm-lazy.typed.trs</text:p>
            </table:table-cell>
            <table:table-cell table:style-name="Table6.A4" office:value-type="string">
              <text:p text:style-name="OrgTableContentsRight">60275.00</text:p>
            </table:table-cell>
            <table:table-cell table:style-name="Table6.A4" office:value-type="string">
              <text:p text:style-name="OrgTableContentsLeft">Timeout</text:p>
            </table:table-cell>
            <table:table-cell table:style-name="Table6.A4" office:value-type="string">
              <text:p text:style-name="OrgTableContentsRight">60249.00</text:p>
            </table:table-cell>
            <table:table-cell table:style-name="Table6.A4" office:value-type="string">
              <text:p text:style-name="OrgTableContentsLeft">Timeout</text:p>
            </table:table-cell>
            <table:table-cell table:style-name="Table6.A4" office:value-type="string">
              <text:p text:style-name="OrgTableContentsRight">60287.00</text:p>
            </table:table-cell>
            <table:table-cell table:style-name="Table6.A4" office:value-type="string">
              <text:p text:style-name="OrgTableContentsLeft">Timeout</text:p>
            </table:table-cell>
          </table:table-row>
          <table:table-row>
            <table:table-cell table:style-name="Table6.A4" office:value-type="string">
              <text:p text:style-name="OrgTableContentsLeft">sum<text:span text:style-name="OrgSubscript">sqs3.typed.trs</text:span></text:p>
            </table:table-cell>
            <table:table-cell table:style-name="Table6.A4" office:value-type="string">
              <text:p text:style-name="OrgTableContentsRight">159.3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663.3</text:p>
            </table:table-cell>
            <table:table-cell table:style-name="Table6.A4" office:value-type="string">
              <text:p text:style-name="OrgTableContentsLeft">Failure</text:p>
            </table:table-cell>
            <table:table-cell table:style-name="Table6.A4" office:value-type="string">
              <text:p text:style-name="OrgTableContentsRight">1383.0</text:p>
            </table:table-cell>
            <table:table-cell table:style-name="Table6.A4" office:value-type="string">
              <text:p text:style-name="OrgTableContentsLeft">Failure</text:p>
            </table:table-cell>
          </table:table-row>
          <table:table-row>
            <table:table-cell table:style-name="Table6.A2" office:value-type="string">
              <text:p text:style-name="OrgTableContentsLeft">sum.typed.trs</text:p>
            </table:table-cell>
            <table:table-cell table:style-name="Table6.A2" office:value-type="string">
              <text:p text:style-name="OrgTableContentsRight">72.0</text:p>
            </table:table-cell>
            <table:table-cell table:style-name="Table6.A2" office:value-type="string">
              <text:p text:style-name="OrgTableContentsLeft">Success</text:p>
            </table:table-cell>
            <table:table-cell table:style-name="Table6.A2" office:value-type="string">
              <text:p text:style-name="OrgTableContentsRight">150.3</text:p>
            </table:table-cell>
            <table:table-cell table:style-name="Table6.A2" office:value-type="string">
              <text:p text:style-name="OrgTableContentsLeft">Success</text:p>
            </table:table-cell>
            <table:table-cell table:style-name="Table6.A2" office:value-type="string">
              <text:p text:style-name="OrgTableContentsRight">254.3</text:p>
            </table:table-cell>
            <table:table-cell table:style-name="Table6.A2" office:value-type="string">
              <text:p text:style-name="OrgTableContentsLeft">Success</text:p>
            </table:table-cell>
          </table:table-row>
        </table:table>
      </text:section>
      <text:p text:style-name="Text_20_body">Folder: ./doc/examples/tpdb/raML/ </text:p>
      <text:p text:style-name="Horizontal_20_Line"/>
      <text:section text:style-name="Sect1" text:name="Section7">
        <table:table table:name="Table7" table:style-name="Table7">
          <table:table-column table:style-name="Table7.A"/>
          <table:table-column table:style-name="Table7.B" table:number-columns-repeated="5"/>
          <table:table-column table:style-name="Table7.G"/>
          <table:table-header-rows>
            <table:table-row>
              <table:table-cell table:style-name="Table7.A1" office:value-type="string">
                <text:p text:style-name="OrgTableHeadingLeft"/>
              </table:table-cell>
              <table:table-cell table:style-name="Table7.A1" office:value-type="string">
                <text:p text:style-name="OrgTableHeadingRight">Linear</text:p>
              </table:table-cell>
              <table:table-cell table:style-name="Table7.A1" office:value-type="string">
                <text:p text:style-name="OrgTableHeadingLeft">Linear</text:p>
              </table:table-cell>
              <table:table-cell table:style-name="Table7.A1" office:value-type="string">
                <text:p text:style-name="OrgTableHeadingRight">Quadr.</text:p>
              </table:table-cell>
              <table:table-cell table:style-name="Table7.A1" office:value-type="string">
                <text:p text:style-name="OrgTableHeadingLeft">Quadr.</text:p>
              </table:table-cell>
              <table:table-cell table:style-name="Table7.A1" office:value-type="string">
                <text:p text:style-name="OrgTableHeadingRight">Cubic</text:p>
              </table:table-cell>
              <table:table-cell table:style-name="Table7.A1" office:value-type="string">
                <text:p text:style-name="OrgTableHeadingLeft">Cubic</text:p>
              </table:table-cell>
            </table:table-row>
            <table:table-row>
              <table:table-cell table:style-name="Table7.A2" office:value-type="string">
                <text:p text:style-name="OrgTableHeadingLeft">Example</text:p>
              </table:table-cell>
              <table:table-cell table:style-name="Table7.A2" office:value-type="string">
                <text:p text:style-name="OrgTableHeadingRight">Avg</text:p>
              </table:table-cell>
              <table:table-cell table:style-name="Table7.A2" office:value-type="string">
                <text:p text:style-name="OrgTableHeadingLeft">RetVal</text:p>
              </table:table-cell>
              <table:table-cell table:style-name="Table7.A2" office:value-type="string">
                <text:p text:style-name="OrgTableHeadingRight">Avg</text:p>
              </table:table-cell>
              <table:table-cell table:style-name="Table7.A2" office:value-type="string">
                <text:p text:style-name="OrgTableHeadingLeft">RetVal</text:p>
              </table:table-cell>
              <table:table-cell table:style-name="Table7.A2" office:value-type="string">
                <text:p text:style-name="OrgTableHeadingRight">Avg</text:p>
              </table:table-cell>
              <table:table-cell table:style-name="Table7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7.A1" office:value-type="string">
              <text:p text:style-name="OrgTableContentsLeft">appendAll.raml.typed.trs</text:p>
            </table:table-cell>
            <table:table-cell table:style-name="Table7.A1" office:value-type="string">
              <text:p text:style-name="OrgTableContentsRight">142.0</text:p>
            </table:table-cell>
            <table:table-cell table:style-name="Table7.A1" office:value-type="string">
              <text:p text:style-name="OrgTableContentsLeft">Failure</text:p>
            </table:table-cell>
            <table:table-cell table:style-name="Table7.A1" office:value-type="string">
              <text:p text:style-name="OrgTableContentsRight">584.3</text:p>
            </table:table-cell>
            <table:table-cell table:style-name="Table7.A1" office:value-type="string">
              <text:p text:style-name="OrgTableContentsLeft">Failure</text:p>
            </table:table-cell>
            <table:table-cell table:style-name="Table7.A1" office:value-type="string">
              <text:p text:style-name="OrgTableContentsRight">749.0</text:p>
            </table:table-cell>
            <table:table-cell table:style-name="Table7.A1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bfs.raml.typed.trs</text:p>
            </table:table-cell>
            <table:table-cell table:style-name="Table7.A4" office:value-type="string">
              <text:p text:style-name="OrgTableContentsRight">5379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3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12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bft<text:span text:style-name="OrgSubscript">mmult.raml.typed.trs</text:span></text:p>
            </table:table-cell>
            <table:table-cell table:style-name="Table7.A4" office:value-type="string">
              <text:p text:style-name="OrgTableContentsRight">2498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2105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50587.0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bitvectors.raml.typed.trs</text:p>
            </table:table-cell>
            <table:table-cell table:style-name="Table7.A4" office:value-type="string">
              <text:p text:style-name="OrgTableContentsRight">11742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8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13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clevermmult.raml.typed.trs</text:p>
            </table:table-cell>
            <table:table-cell table:style-name="Table7.A4" office:value-type="string">
              <text:p text:style-name="OrgTableContentsRight">1864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2504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32062.6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duplicates.raml.typed.trs</text:p>
            </table:table-cell>
            <table:table-cell table:style-name="Table7.A4" office:value-type="string">
              <text:p text:style-name="OrgTableContentsRight">890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5240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2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dyade.raml.typed.trs</text:p>
            </table:table-cell>
            <table:table-cell table:style-name="Table7.A4" office:value-type="string">
              <text:p text:style-name="OrgTableContentsRight">1709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1105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30103.0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eratosthenes.raml.typed.trs</text:p>
            </table:table-cell>
            <table:table-cell table:style-name="Table7.A4" office:value-type="string">
              <text:p text:style-name="OrgTableContentsRight">4592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2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06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flatten.raml.typed.trs</text:p>
            </table:table-cell>
            <table:table-cell table:style-name="Table7.A4" office:value-type="string">
              <text:p text:style-name="OrgTableContentsRight">389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4382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34188.0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insertionsort.raml.typed.trs</text:p>
            </table:table-cell>
            <table:table-cell table:style-name="Table7.A4" office:value-type="string">
              <text:p text:style-name="OrgTableContentsRight">1106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5969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9464.3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listsort.raml.typed.trs</text:p>
            </table:table-cell>
            <table:table-cell table:style-name="Table7.A4" office:value-type="string">
              <text:p text:style-name="OrgTableContentsRight">1557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27788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2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longestCommonSubsequence.raml.typed.trs</text:p>
            </table:table-cell>
            <table:table-cell table:style-name="Table7.A4" office:value-type="string">
              <text:p text:style-name="OrgTableContentsRight">5938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2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05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matrix.raml.typed.trs</text:p>
            </table:table-cell>
            <table:table-cell table:style-name="Table7.A4" office:value-type="string">
              <text:p text:style-name="OrgTableContentsRight">4072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23409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38644.0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mergesort.raml.typed.trs</text:p>
            </table:table-cell>
            <table:table-cell table:style-name="Table7.A4" office:value-type="string">
              <text:p text:style-name="OrgTableContentsRight">1176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19956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02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minsort.raml.typed.trs</text:p>
            </table:table-cell>
            <table:table-cell table:style-name="Table7.A4" office:value-type="string">
              <text:p text:style-name="OrgTableContentsRight">398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14772.6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32061.6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ext:soft-page-break/>
          <table:table-row>
            <table:table-cell table:style-name="Table7.A4" office:value-type="string">
              <text:p text:style-name="OrgTableContentsLeft">queue.raml.typed.trs</text:p>
            </table:table-cell>
            <table:table-cell table:style-name="Table7.A4" office:value-type="string">
              <text:p text:style-name="OrgTableContentsRight">1481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2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03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4" office:value-type="string">
              <text:p text:style-name="OrgTableContentsLeft">quicksort.raml.typed.trs</text:p>
            </table:table-cell>
            <table:table-cell table:style-name="Table7.A4" office:value-type="string">
              <text:p text:style-name="OrgTableContentsRight">1325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57374.3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51555.6</text:p>
            </table:table-cell>
            <table:table-cell table:style-name="Table7.A4" office:value-type="string">
              <text:p text:style-name="OrgTableContentsLeft">Failure</text:p>
            </table:table-cell>
          </table:table-row>
          <table:table-row>
            <table:table-cell table:style-name="Table7.A4" office:value-type="string">
              <text:p text:style-name="OrgTableContentsLeft">rationalPotential.raml.typed.trs</text:p>
            </table:table-cell>
            <table:table-cell table:style-name="Table7.A4" office:value-type="string">
              <text:p text:style-name="OrgTableContentsRight">139.0</text:p>
            </table:table-cell>
            <table:table-cell table:style-name="Table7.A4" office:value-type="string">
              <text:p text:style-name="OrgTableContentsLeft">Success</text:p>
            </table:table-cell>
            <table:table-cell table:style-name="Table7.A4" office:value-type="string">
              <text:p text:style-name="OrgTableContentsRight">205.0</text:p>
            </table:table-cell>
            <table:table-cell table:style-name="Table7.A4" office:value-type="string">
              <text:p text:style-name="OrgTableContentsLeft">Success</text:p>
            </table:table-cell>
            <table:table-cell table:style-name="Table7.A4" office:value-type="string">
              <text:p text:style-name="OrgTableContentsRight">457.6</text:p>
            </table:table-cell>
            <table:table-cell table:style-name="Table7.A4" office:value-type="string">
              <text:p text:style-name="OrgTableContentsLeft">Success</text:p>
            </table:table-cell>
          </table:table-row>
          <table:table-row>
            <table:table-cell table:style-name="Table7.A4" office:value-type="string">
              <text:p text:style-name="OrgTableContentsLeft">splitandsort.raml.typed.trs</text:p>
            </table:table-cell>
            <table:table-cell table:style-name="Table7.A4" office:value-type="string">
              <text:p text:style-name="OrgTableContentsRight">4044.0</text:p>
            </table:table-cell>
            <table:table-cell table:style-name="Table7.A4" office:value-type="string">
              <text:p text:style-name="OrgTableContentsLeft">Failure</text:p>
            </table:table-cell>
            <table:table-cell table:style-name="Table7.A4" office:value-type="string">
              <text:p text:style-name="OrgTableContentsRight">60003.00</text:p>
            </table:table-cell>
            <table:table-cell table:style-name="Table7.A4" office:value-type="string">
              <text:p text:style-name="OrgTableContentsLeft">Timeout</text:p>
            </table:table-cell>
            <table:table-cell table:style-name="Table7.A4" office:value-type="string">
              <text:p text:style-name="OrgTableContentsRight">60005.00</text:p>
            </table:table-cell>
            <table:table-cell table:style-name="Table7.A4" office:value-type="string">
              <text:p text:style-name="OrgTableContentsLeft">Timeout</text:p>
            </table:table-cell>
          </table:table-row>
          <table:table-row>
            <table:table-cell table:style-name="Table7.A2" office:value-type="string">
              <text:p text:style-name="OrgTableContentsLeft">subtrees.raml.typed.trs</text:p>
            </table:table-cell>
            <table:table-cell table:style-name="Table7.A2" office:value-type="string">
              <text:p text:style-name="OrgTableContentsRight">157.3</text:p>
            </table:table-cell>
            <table:table-cell table:style-name="Table7.A2" office:value-type="string">
              <text:p text:style-name="OrgTableContentsLeft">Failure</text:p>
            </table:table-cell>
            <table:table-cell table:style-name="Table7.A2" office:value-type="string">
              <text:p text:style-name="OrgTableContentsRight">802.6</text:p>
            </table:table-cell>
            <table:table-cell table:style-name="Table7.A2" office:value-type="string">
              <text:p text:style-name="OrgTableContentsLeft">Failure</text:p>
            </table:table-cell>
            <table:table-cell table:style-name="Table7.A2" office:value-type="string">
              <text:p text:style-name="OrgTableContentsRight">5195.6</text:p>
            </table:table-cell>
            <table:table-cell table:style-name="Table7.A2" office:value-type="string">
              <text:p text:style-name="OrgTableContentsLeft">Failure</text:p>
            </table:table-cell>
          </table:table-row>
        </table:table>
      </text:section>
      <text:p text:style-name="Text_20_body">Folder: ./doc/examples/tpdb/TCT<text:span text:style-name="OrgSubscript">12</text:span>/ </text:p>
      <text:p text:style-name="Horizontal_20_Line"/>
      <text:section text:style-name="Sect1" text:name="Section8">
        <table:table table:name="Table8" table:style-name="Table8">
          <table:table-column table:style-name="Table8.A"/>
          <table:table-column table:style-name="Table8.B" table:number-columns-repeated="5"/>
          <table:table-column table:style-name="Table8.G"/>
          <table:table-header-rows>
            <table:table-row>
              <table:table-cell table:style-name="Table8.A1" office:value-type="string">
                <text:p text:style-name="OrgTableHeadingLeft"/>
              </table:table-cell>
              <table:table-cell table:style-name="Table8.A1" office:value-type="string">
                <text:p text:style-name="OrgTableHeadingRight">Linear</text:p>
              </table:table-cell>
              <table:table-cell table:style-name="Table8.A1" office:value-type="string">
                <text:p text:style-name="OrgTableHeadingLeft">Linear</text:p>
              </table:table-cell>
              <table:table-cell table:style-name="Table8.A1" office:value-type="string">
                <text:p text:style-name="OrgTableHeadingRight">Quadr.</text:p>
              </table:table-cell>
              <table:table-cell table:style-name="Table8.A1" office:value-type="string">
                <text:p text:style-name="OrgTableHeadingLeft">Quadr.</text:p>
              </table:table-cell>
              <table:table-cell table:style-name="Table8.A1" office:value-type="string">
                <text:p text:style-name="OrgTableHeadingRight">Cubic</text:p>
              </table:table-cell>
              <table:table-cell table:style-name="Table8.A1" office:value-type="string">
                <text:p text:style-name="OrgTableHeadingLeft">Cubic</text:p>
              </table:table-cell>
            </table:table-row>
            <table:table-row>
              <table:table-cell table:style-name="Table8.A2" office:value-type="string">
                <text:p text:style-name="OrgTableHeadingLeft">Example</text:p>
              </table:table-cell>
              <table:table-cell table:style-name="Table8.A2" office:value-type="string">
                <text:p text:style-name="OrgTableHeadingRight">Avg</text:p>
              </table:table-cell>
              <table:table-cell table:style-name="Table8.A2" office:value-type="string">
                <text:p text:style-name="OrgTableHeadingLeft">RetVal</text:p>
              </table:table-cell>
              <table:table-cell table:style-name="Table8.A2" office:value-type="string">
                <text:p text:style-name="OrgTableHeadingRight">Avg</text:p>
              </table:table-cell>
              <table:table-cell table:style-name="Table8.A2" office:value-type="string">
                <text:p text:style-name="OrgTableHeadingLeft">RetVal</text:p>
              </table:table-cell>
              <table:table-cell table:style-name="Table8.A2" office:value-type="string">
                <text:p text:style-name="OrgTableHeadingRight">Avg</text:p>
              </table:table-cell>
              <table:table-cell table:style-name="Table8.A2" office:value-type="string">
                <text:p text:style-name="OrgTableHeadingLeft">RetVal</text:p>
              </table:table-cell>
            </table:table-row>
          </table:table-header-rows>
          <table:table-row>
            <table:table-cell table:style-name="Table8.A1" office:value-type="string">
              <text:p text:style-name="OrgTableContentsLeft">polycounter-10.typed.trs</text:p>
            </table:table-cell>
            <table:table-cell table:style-name="Table8.A1" office:value-type="string">
              <text:p text:style-name="OrgTableContentsRight">2650.3</text:p>
            </table:table-cell>
            <table:table-cell table:style-name="Table8.A1" office:value-type="string">
              <text:p text:style-name="OrgTableContentsLeft">Failure</text:p>
            </table:table-cell>
            <table:table-cell table:style-name="Table8.A1" office:value-type="string">
              <text:p text:style-name="OrgTableContentsRight">11530.0</text:p>
            </table:table-cell>
            <table:table-cell table:style-name="Table8.A1" office:value-type="string">
              <text:p text:style-name="OrgTableContentsLeft">Failure</text:p>
            </table:table-cell>
            <table:table-cell table:style-name="Table8.A1" office:value-type="string">
              <text:p text:style-name="OrgTableContentsRight">31092.3</text:p>
            </table:table-cell>
            <table:table-cell table:style-name="Table8.A1" office:value-type="string">
              <text:p text:style-name="OrgTableContentsLeft">Failure</text:p>
            </table:table-cell>
          </table:table-row>
          <table:table-row>
            <table:table-cell table:style-name="Table8.A4" office:value-type="string">
              <text:p text:style-name="OrgTableContentsLeft">polycounter-5.typed.trs</text:p>
            </table:table-cell>
            <table:table-cell table:style-name="Table8.A4" office:value-type="string">
              <text:p text:style-name="OrgTableContentsRight">221.6</text:p>
            </table:table-cell>
            <table:table-cell table:style-name="Table8.A4" office:value-type="string">
              <text:p text:style-name="OrgTableContentsLeft">Failure</text:p>
            </table:table-cell>
            <table:table-cell table:style-name="Table8.A4" office:value-type="string">
              <text:p text:style-name="OrgTableContentsRight">1007.0</text:p>
            </table:table-cell>
            <table:table-cell table:style-name="Table8.A4" office:value-type="string">
              <text:p text:style-name="OrgTableContentsLeft">Failure</text:p>
            </table:table-cell>
            <table:table-cell table:style-name="Table8.A4" office:value-type="string">
              <text:p text:style-name="OrgTableContentsRight">2927.0</text:p>
            </table:table-cell>
            <table:table-cell table:style-name="Table8.A4" office:value-type="string">
              <text:p text:style-name="OrgTableContentsLeft">Failure</text:p>
            </table:table-cell>
          </table:table-row>
          <table:table-row>
            <table:table-cell table:style-name="Table8.A4" office:value-type="string">
              <text:p text:style-name="OrgTableContentsLeft">recursion-10.typed.trs</text:p>
            </table:table-cell>
            <table:table-cell table:style-name="Table8.A4" office:value-type="string">
              <text:p text:style-name="OrgTableContentsRight">908.3</text:p>
            </table:table-cell>
            <table:table-cell table:style-name="Table8.A4" office:value-type="string">
              <text:p text:style-name="OrgTableContentsLeft">Failure</text:p>
            </table:table-cell>
            <table:table-cell table:style-name="Table8.A4" office:value-type="string">
              <text:p text:style-name="OrgTableContentsRight">4940.3</text:p>
            </table:table-cell>
            <table:table-cell table:style-name="Table8.A4" office:value-type="string">
              <text:p text:style-name="OrgTableContentsLeft">Failure</text:p>
            </table:table-cell>
            <table:table-cell table:style-name="Table8.A4" office:value-type="string">
              <text:p text:style-name="OrgTableContentsRight">9995.3</text:p>
            </table:table-cell>
            <table:table-cell table:style-name="Table8.A4" office:value-type="string">
              <text:p text:style-name="OrgTableContentsLeft">Failure</text:p>
            </table:table-cell>
          </table:table-row>
          <table:table-row>
            <table:table-cell table:style-name="Table8.A4" office:value-type="string">
              <text:p text:style-name="OrgTableContentsLeft">recursion-5.typed.trs</text:p>
            </table:table-cell>
            <table:table-cell table:style-name="Table8.A4" office:value-type="string">
              <text:p text:style-name="OrgTableContentsRight">235.6</text:p>
            </table:table-cell>
            <table:table-cell table:style-name="Table8.A4" office:value-type="string">
              <text:p text:style-name="OrgTableContentsLeft">Failure</text:p>
            </table:table-cell>
            <table:table-cell table:style-name="Table8.A4" office:value-type="string">
              <text:p text:style-name="OrgTableContentsRight">915.6</text:p>
            </table:table-cell>
            <table:table-cell table:style-name="Table8.A4" office:value-type="string">
              <text:p text:style-name="OrgTableContentsLeft">Failure</text:p>
            </table:table-cell>
            <table:table-cell table:style-name="Table8.A4" office:value-type="string">
              <text:p text:style-name="OrgTableContentsRight">1862.0</text:p>
            </table:table-cell>
            <table:table-cell table:style-name="Table8.A4" office:value-type="string">
              <text:p text:style-name="OrgTableContentsLeft">Failure</text:p>
            </table:table-cell>
          </table:table-row>
          <table:table-row>
            <table:table-cell table:style-name="Table8.A2" office:value-type="string">
              <text:p text:style-name="OrgTableContentsLeft">sat.typed.trs</text:p>
            </table:table-cell>
            <table:table-cell table:style-name="Table8.A2" office:value-type="string">
              <text:p text:style-name="OrgTableContentsRight">293.6</text:p>
            </table:table-cell>
            <table:table-cell table:style-name="Table8.A2" office:value-type="string">
              <text:p text:style-name="OrgTableContentsLeft">Failure</text:p>
            </table:table-cell>
            <table:table-cell table:style-name="Table8.A2" office:value-type="string">
              <text:p text:style-name="OrgTableContentsRight">1919.3</text:p>
            </table:table-cell>
            <table:table-cell table:style-name="Table8.A2" office:value-type="string">
              <text:p text:style-name="OrgTableContentsLeft">Success</text:p>
            </table:table-cell>
            <table:table-cell table:style-name="Table8.A2" office:value-type="string">
              <text:p text:style-name="OrgTableContentsRight">4857.0</text:p>
            </table:table-cell>
            <table:table-cell table:style-name="Table8.A2" office:value-type="string">
              <text:p text:style-name="OrgTableContentsLeft">Success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>
      <style:paragraph-properties style:writing-mode="page"/>
      <style:text-properties fo:font-size="10pt"/>
    </style:style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Schneckenreither</meta:initial-creator>
    <dc:date>2017-02-07T14:46:02.921762224</dc:date>
    <meta:creation-date>2017-02-07T14:38:40</meta:creation-date>
    <meta:generator>LibreOffice/5.3.0.3$Linux_X86_64 LibreOffice_project/30m0$Build-3</meta:generator>
    <meta:keyword/>
    <dc:subject/>
    <dc:title/>
    <meta:print-date>2017-02-07T14:41:37.293754289</meta:print-date>
    <meta:editing-duration>PT7M16S</meta:editing-duration>
    <meta:editing-cycles>1</meta:editing-cycles>
    <meta:document-statistic meta:table-count="8" meta:image-count="0" meta:object-count="0" meta:page-count="13" meta:paragraph-count="1300" meta:word-count="1309" meta:character-count="10225" meta:non-whitespace-character-count="10208"/>
  </office:meta>
</office:document-meta>
</file>